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de3920"/>
    </style:style>
    <style:style style:name="P12"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167697"/>
    </style:style>
    <style:style style:name="P13"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978774"/>
    </style:style>
    <style:style style:name="P14"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1b01b8" officeooo:paragraph-rsid="022edcb5"/>
    </style:style>
    <style:style style:name="P15"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989416" officeooo:paragraph-rsid="029f27c0"/>
    </style:style>
    <style:style style:name="P16"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7"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8"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19"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20"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21"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89416"/>
    </style:style>
    <style:style style:name="P22"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23"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fb92d7"/>
    </style:style>
    <style:style style:name="P24"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2fb92d7"/>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fo:font-weight="normal" officeooo:rsid="024a3820" style:font-size-asian="9.60000038146973pt" style:font-style-asian="normal" style:font-weight-asian="normal" style:font-size-complex="11pt" style:font-style-complex="normal" style:font-weight-complex="normal"/>
    </style:style>
    <style:style style:name="T456" style:family="text">
      <style:text-properties style:text-line-through-style="none" style:text-line-through-type="none" style:text-position="0% 100%" fo:font-size="11pt" fo:font-style="normal" fo:font-weight="normal" officeooo:rsid="024bfce6" style:font-size-asian="9.60000038146973pt" style:font-style-asian="normal" style:font-weight-asian="normal" style:font-size-complex="11pt" style:font-style-complex="normal" style:font-weight-complex="normal"/>
    </style:style>
    <style:style style:name="T457" style:family="text">
      <style:text-properties style:text-line-through-style="none" style:text-line-through-type="none" style:text-position="0% 100%" fo:font-size="11pt" fo:font-style="normal" fo:font-weight="normal" officeooo:rsid="024de1c2" style:font-size-asian="9.60000038146973pt" style:font-style-asian="normal" style:font-weight-asian="normal" style:font-size-complex="11pt" style:font-style-complex="normal" style:font-weight-complex="normal"/>
    </style:style>
    <style:style style:name="T458" style:family="text">
      <style:text-properties style:text-line-through-style="none" style:text-line-through-type="none" style:text-position="0% 100%" fo:font-size="11pt" fo:font-style="normal" fo:font-weight="normal" officeooo:rsid="024e36d4" style:font-size-asian="9.60000038146973pt" style:font-style-asian="normal" style:font-weight-asian="normal" style:font-size-complex="11pt" style:font-style-complex="normal" style:font-weight-complex="normal"/>
    </style:style>
    <style:style style:name="T459" style:family="text">
      <style:text-properties style:text-line-through-style="none" style:text-line-through-type="none" style:text-position="0% 100%" fo:font-size="11pt" fo:font-style="normal" fo:font-weight="normal" officeooo:rsid="024f1155" style:font-size-asian="9.60000038146973pt" style:font-style-asian="normal" style:font-weight-asian="normal" style:font-size-complex="11pt" style:font-style-complex="normal" style:font-weight-complex="normal"/>
    </style:style>
    <style:style style:name="T460" style:family="text">
      <style:text-properties style:text-line-through-style="none" style:text-line-through-type="none" style:text-position="0% 100%" fo:font-size="11pt" fo:font-style="normal" fo:font-weight="normal" officeooo:rsid="024fa219"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fo:font-size="11pt" fo:font-style="normal" fo:font-weight="normal" officeooo:rsid="0250860b" style:font-size-asian="9.60000038146973pt" style:font-style-asian="normal" style:font-weight-asian="normal" style:font-size-complex="11pt" style:font-style-complex="normal" style:font-weight-complex="normal"/>
    </style:style>
    <style:style style:name="T462" style:family="text">
      <style:text-properties style:text-line-through-style="none" style:text-line-through-type="none" style:text-position="0% 100%" fo:font-size="11pt" fo:font-style="normal" fo:font-weight="normal" officeooo:rsid="0250c052" style:font-size-asian="9.60000038146973pt" style:font-style-asian="normal" style:font-weight-asian="normal" style:font-size-complex="11pt" style:font-style-complex="normal" style:font-weight-complex="normal"/>
    </style:style>
    <style:style style:name="T463" style:family="text">
      <style:text-properties style:text-line-through-style="none" style:text-line-through-type="none" style:text-position="0% 100%" fo:font-size="11pt" fo:font-style="normal" fo:font-weight="normal" officeooo:rsid="0252630d"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0% 100%" fo:font-size="11pt" fo:font-style="normal" fo:font-weight="normal" officeooo:rsid="0252986e"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0% 100%" fo:font-size="11pt" fo:font-style="normal" fo:font-weight="normal" officeooo:rsid="025481ce"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0% 100%" fo:font-size="11pt" fo:font-style="normal" fo:font-weight="normal" officeooo:rsid="02567210"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0% 100%" fo:font-size="11pt" fo:font-style="normal" fo:font-weight="normal" officeooo:rsid="025705e1"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0% 100%" fo:font-size="11pt" fo:font-style="normal" fo:font-weight="normal" officeooo:rsid="0258645a"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0% 100%" fo:font-size="11pt" fo:font-style="normal" fo:font-weight="normal" officeooo:rsid="02595abb" style:font-size-asian="9.60000038146973pt" style:font-style-asian="normal" style:font-weight-asian="normal" style:font-size-complex="11pt" style:font-style-complex="normal" style:font-weight-complex="normal"/>
    </style:style>
    <style:style style:name="T470" style:family="text">
      <style:text-properties style:text-line-through-style="none" style:text-line-through-type="none" style:text-position="0% 100%" fo:font-size="11pt" fo:font-style="normal" fo:font-weight="normal" officeooo:rsid="025a4324" style:font-size-asian="9.60000038146973pt" style:font-style-asian="normal" style:font-weight-asian="normal" style:font-size-complex="11pt" style:font-style-complex="normal" style:font-weight-complex="normal"/>
    </style:style>
    <style:style style:name="T471" style:family="text">
      <style:text-properties style:text-line-through-style="none" style:text-line-through-type="none" style:text-position="0% 100%" fo:font-size="11pt" fo:font-style="normal" fo:font-weight="normal" officeooo:rsid="025b2276" style:font-size-asian="9.60000038146973pt" style:font-style-asian="normal" style:font-weight-asian="normal" style:font-size-complex="11pt" style:font-style-complex="normal" style:font-weight-complex="normal"/>
    </style:style>
    <style:style style:name="T472" style:family="text">
      <style:text-properties style:text-line-through-style="none" style:text-line-through-type="none" style:text-position="0% 100%" fo:font-size="11pt" fo:font-style="normal" fo:font-weight="normal" officeooo:rsid="025c9466" style:font-size-asian="9.60000038146973pt" style:font-style-asian="normal" style:font-weight-asian="normal" style:font-size-complex="11pt" style:font-style-complex="normal" style:font-weight-complex="normal"/>
    </style:style>
    <style:style style:name="T473" style:family="text">
      <style:text-properties style:text-line-through-style="none" style:text-line-through-type="none" style:text-position="0% 100%" fo:font-size="11pt" fo:font-style="normal" fo:font-weight="normal" officeooo:rsid="025d59ba" style:font-size-asian="9.60000038146973pt" style:font-style-asian="normal" style:font-weight-asian="normal" style:font-size-complex="11pt" style:font-style-complex="normal" style:font-weight-complex="normal"/>
    </style:style>
    <style:style style:name="T474" style:family="text">
      <style:text-properties style:text-line-through-style="none" style:text-line-through-type="none" style:text-position="0% 100%" fo:font-size="11pt" fo:font-style="normal" fo:font-weight="normal" officeooo:rsid="025d918c" style:font-size-asian="9.60000038146973pt" style:font-style-asian="normal" style:font-weight-asian="normal" style:font-size-complex="11pt" style:font-style-complex="normal" style:font-weight-complex="normal"/>
    </style:style>
    <style:style style:name="T475" style:family="text">
      <style:text-properties style:text-line-through-style="none" style:text-line-through-type="none" style:text-position="0% 100%" fo:font-size="11pt" fo:font-style="normal" fo:font-weight="normal" officeooo:rsid="025f226d" style:font-size-asian="9.60000038146973pt" style:font-style-asian="normal" style:font-weight-asian="normal" style:font-size-complex="11pt" style:font-style-complex="normal" style:font-weight-complex="normal"/>
    </style:style>
    <style:style style:name="T476" style:family="text">
      <style:text-properties style:text-line-through-style="none" style:text-line-through-type="none" style:text-position="0% 100%" fo:font-size="11pt" fo:font-style="normal" fo:font-weight="normal" officeooo:rsid="02612978" style:font-size-asian="9.60000038146973pt" style:font-style-asian="normal" style:font-weight-asian="normal" style:font-size-complex="11pt" style:font-style-complex="normal" style:font-weight-complex="normal"/>
    </style:style>
    <style:style style:name="T477" style:family="text">
      <style:text-properties style:text-line-through-style="none" style:text-line-through-type="none" style:text-position="0% 100%" fo:font-size="11pt" fo:font-style="normal" fo:font-weight="normal" officeooo:rsid="02621f1c" style:font-size-asian="9.60000038146973pt" style:font-style-asian="normal" style:font-weight-asian="normal" style:font-size-complex="11pt" style:font-style-complex="normal" style:font-weight-complex="normal"/>
    </style:style>
    <style:style style:name="T478" style:family="text">
      <style:text-properties style:text-line-through-style="none" style:text-line-through-type="none" style:text-position="0% 100%" fo:font-size="11pt" fo:font-style="normal" fo:font-weight="normal" officeooo:rsid="0263c9f1" style:font-size-asian="9.60000038146973pt" style:font-style-asian="normal" style:font-weight-asian="normal" style:font-size-complex="11pt" style:font-style-complex="normal" style:font-weight-complex="normal"/>
    </style:style>
    <style:style style:name="T479" style:family="text">
      <style:text-properties style:text-line-through-style="none" style:text-line-through-type="none" style:text-position="0% 100%" fo:font-size="11pt" fo:font-style="normal" fo:font-weight="normal" officeooo:rsid="0265737a" style:font-size-asian="9.60000038146973pt" style:font-style-asian="normal" style:font-weight-asian="normal" style:font-size-complex="11pt" style:font-style-complex="normal" style:font-weight-complex="normal"/>
    </style:style>
    <style:style style:name="T480" style:family="text">
      <style:text-properties style:text-line-through-style="none" style:text-line-through-type="none" style:text-position="0% 100%" fo:font-size="11pt" fo:font-style="normal" fo:font-weight="normal" officeooo:rsid="026676c2" style:font-size-asian="9.60000038146973pt" style:font-style-asian="normal" style:font-weight-asian="normal" style:font-size-complex="11pt" style:font-style-complex="normal" style:font-weight-complex="normal"/>
    </style:style>
    <style:style style:name="T481" style:family="text">
      <style:text-properties style:text-line-through-style="none" style:text-line-through-type="none" style:text-position="0% 100%" fo:font-size="11pt" fo:font-style="normal" fo:font-weight="normal" officeooo:rsid="0267001b" style:font-size-asian="9.60000038146973pt" style:font-style-asian="normal" style:font-weight-asian="normal" style:font-size-complex="11pt" style:font-style-complex="normal" style:font-weight-complex="normal"/>
    </style:style>
    <style:style style:name="T482" style:family="text">
      <style:text-properties style:text-line-through-style="none" style:text-line-through-type="none" style:text-position="0% 100%" fo:font-size="11pt" fo:font-style="normal" fo:font-weight="normal" officeooo:rsid="0268160a" style:font-size-asian="9.60000038146973pt" style:font-style-asian="normal" style:font-weight-asian="normal" style:font-size-complex="11pt" style:font-style-complex="normal" style:font-weight-complex="normal"/>
    </style:style>
    <style:style style:name="T483" style:family="text">
      <style:text-properties style:text-line-through-style="none" style:text-line-through-type="none" style:text-position="0% 100%" fo:font-size="11pt" fo:font-style="normal" fo:font-weight="normal" officeooo:rsid="026828e6" style:font-size-asian="9.60000038146973pt" style:font-style-asian="normal" style:font-weight-asian="normal" style:font-size-complex="11pt" style:font-style-complex="normal" style:font-weight-complex="normal"/>
    </style:style>
    <style:style style:name="T484" style:family="text">
      <style:text-properties style:text-line-through-style="none" style:text-line-through-type="none" style:text-position="0% 100%" fo:font-size="11pt" fo:font-style="normal" fo:font-weight="normal" officeooo:rsid="02693c69" style:font-size-asian="9.60000038146973pt" style:font-style-asian="normal" style:font-weight-asian="normal" style:font-size-complex="11pt" style:font-style-complex="normal" style:font-weight-complex="normal"/>
    </style:style>
    <style:style style:name="T485" style:family="text">
      <style:text-properties style:text-line-through-style="none" style:text-line-through-type="none" style:text-position="0% 100%" fo:font-size="11pt" fo:font-style="normal" fo:font-weight="normal" officeooo:rsid="026ab2cb" style:font-size-asian="9.60000038146973pt" style:font-style-asian="normal" style:font-weight-asian="normal" style:font-size-complex="11pt" style:font-style-complex="normal" style:font-weight-complex="normal"/>
    </style:style>
    <style:style style:name="T486" style:family="text">
      <style:text-properties style:text-line-through-style="none" style:text-line-through-type="none" style:text-position="0% 100%" fo:font-size="11pt" fo:font-style="normal" fo:font-weight="normal" officeooo:rsid="026cc343" style:font-size-asian="9.60000038146973pt" style:font-style-asian="normal" style:font-weight-asian="normal" style:font-size-complex="11pt" style:font-style-complex="normal" style:font-weight-complex="normal"/>
    </style:style>
    <style:style style:name="T487" style:family="text">
      <style:text-properties style:text-line-through-style="none" style:text-line-through-type="none" style:text-position="0% 100%" fo:font-size="11pt" fo:font-style="normal" fo:font-weight="normal" officeooo:rsid="026d2e44" style:font-size-asian="9.60000038146973pt" style:font-style-asian="normal" style:font-weight-asian="normal" style:font-size-complex="11pt" style:font-style-complex="normal" style:font-weight-complex="normal"/>
    </style:style>
    <style:style style:name="T488" style:family="text">
      <style:text-properties style:text-line-through-style="none" style:text-line-through-type="none" style:text-position="0% 100%" fo:font-size="11pt" fo:font-style="normal" fo:font-weight="normal" officeooo:rsid="026e5a8c" style:font-size-asian="9.60000038146973pt" style:font-style-asian="normal" style:font-weight-asian="normal" style:font-size-complex="11pt" style:font-style-complex="normal" style:font-weight-complex="normal"/>
    </style:style>
    <style:style style:name="T489" style:family="text">
      <style:text-properties style:text-line-through-style="none" style:text-line-through-type="none" style:text-position="0% 100%" fo:font-size="11pt" fo:font-style="normal" fo:font-weight="normal" officeooo:rsid="026fef40" style:font-size-asian="9.60000038146973pt" style:font-style-asian="normal" style:font-weight-asian="normal" style:font-size-complex="11pt" style:font-style-complex="normal" style:font-weight-complex="normal"/>
    </style:style>
    <style:style style:name="T490" style:family="text">
      <style:text-properties style:text-line-through-style="none" style:text-line-through-type="none" style:text-position="0% 100%" fo:font-size="11pt" fo:font-style="normal" fo:font-weight="normal" officeooo:rsid="02714629" style:font-size-asian="9.60000038146973pt" style:font-style-asian="normal" style:font-weight-asian="normal" style:font-size-complex="11pt" style:font-style-complex="normal" style:font-weight-complex="normal"/>
    </style:style>
    <style:style style:name="T491" style:family="text">
      <style:text-properties style:text-line-through-style="none" style:text-line-through-type="none" style:text-position="0% 100%" fo:font-size="11pt" fo:font-style="normal" fo:font-weight="normal" officeooo:rsid="027154c7" style:font-size-asian="9.60000038146973pt" style:font-style-asian="normal" style:font-weight-asian="normal" style:font-size-complex="11pt" style:font-style-complex="normal" style:font-weight-complex="normal"/>
    </style:style>
    <style:style style:name="T492" style:family="text">
      <style:text-properties style:text-line-through-style="none" style:text-line-through-type="none" style:text-position="0% 100%" fo:font-size="11pt" fo:font-style="normal" fo:font-weight="normal" officeooo:rsid="0272c60c" style:font-size-asian="9.60000038146973pt" style:font-style-asian="normal" style:font-weight-asian="normal" style:font-size-complex="11pt" style:font-style-complex="normal" style:font-weight-complex="normal"/>
    </style:style>
    <style:style style:name="T493" style:family="text">
      <style:text-properties style:text-line-through-style="none" style:text-line-through-type="none" style:text-position="0% 100%" fo:font-size="11pt" fo:font-style="normal" fo:font-weight="normal" officeooo:rsid="0273f640"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0% 100%" fo:font-size="11pt" fo:font-style="normal" fo:font-weight="normal" officeooo:rsid="0274da9c"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0% 100%" fo:font-size="11pt" fo:font-style="normal" fo:font-weight="normal" officeooo:rsid="0275d1ec"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0% 100%" fo:font-size="11pt" fo:font-style="normal" fo:font-weight="normal" officeooo:rsid="02775b52"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0% 100%" fo:font-size="11pt" fo:font-style="normal" fo:font-weight="normal" officeooo:rsid="027849ee"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0% 100%" fo:font-size="11pt" fo:font-style="normal" fo:font-weight="normal" officeooo:rsid="02790a0b"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0% 100%" fo:font-size="11pt" fo:font-style="normal" fo:font-weight="normal" officeooo:rsid="027af900"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0% 100%" fo:font-size="11pt" fo:font-style="normal" fo:font-weight="normal" officeooo:rsid="027cb158" style:font-size-asian="9.60000038146973pt" style:font-style-asian="normal" style:font-weight-asian="normal" style:font-size-complex="11pt" style:font-style-complex="normal" style:font-weight-complex="normal"/>
    </style:style>
    <style:style style:name="T501" style:family="text">
      <style:text-properties style:text-line-through-style="none" style:text-line-through-type="none" style:text-position="0% 100%" fo:font-size="11pt" fo:font-style="normal" fo:font-weight="normal" officeooo:rsid="027e530a" style:font-size-asian="9.60000038146973pt" style:font-style-asian="normal" style:font-weight-asian="normal" style:font-size-complex="11pt" style:font-style-complex="normal" style:font-weight-complex="normal"/>
    </style:style>
    <style:style style:name="T502" style:family="text">
      <style:text-properties style:text-line-through-style="none" style:text-line-through-type="none" style:text-position="0% 100%" fo:font-size="11pt" fo:font-style="normal" fo:font-weight="normal" officeooo:rsid="02802ca6" style:font-size-asian="9.60000038146973pt" style:font-style-asian="normal" style:font-weight-asian="normal" style:font-size-complex="11pt" style:font-style-complex="normal" style:font-weight-complex="normal"/>
    </style:style>
    <style:style style:name="T503" style:family="text">
      <style:text-properties style:text-line-through-style="none" style:text-line-through-type="none" style:text-position="0% 100%" fo:font-size="11pt" fo:font-style="normal" fo:font-weight="normal" officeooo:rsid="0281d8f2" style:font-size-asian="9.60000038146973pt" style:font-style-asian="normal" style:font-weight-asian="normal" style:font-size-complex="11pt" style:font-style-complex="normal" style:font-weight-complex="normal"/>
    </style:style>
    <style:style style:name="T504" style:family="text">
      <style:text-properties style:text-line-through-style="none" style:text-line-through-type="none" style:text-position="0% 100%" fo:font-size="11pt" fo:font-style="normal" fo:font-weight="normal" officeooo:rsid="02830df7" style:font-size-asian="9.60000038146973pt" style:font-style-asian="normal" style:font-weight-asian="normal" style:font-size-complex="11pt" style:font-style-complex="normal" style:font-weight-complex="normal"/>
    </style:style>
    <style:style style:name="T505" style:family="text">
      <style:text-properties style:text-line-through-style="none" style:text-line-through-type="none" style:text-position="0% 100%" fo:font-size="11pt" fo:font-style="normal" fo:font-weight="normal" officeooo:rsid="028494a6" style:font-size-asian="9.60000038146973pt" style:font-style-asian="normal" style:font-weight-asian="normal" style:font-size-complex="11pt" style:font-style-complex="normal" style:font-weight-complex="normal"/>
    </style:style>
    <style:style style:name="T506" style:family="text">
      <style:text-properties style:text-line-through-style="none" style:text-line-through-type="none" style:text-position="0% 100%" fo:font-size="11pt" fo:font-style="normal" fo:font-weight="normal" officeooo:rsid="0287325b" style:font-size-asian="9.60000038146973pt" style:font-style-asian="normal" style:font-weight-asian="normal" style:font-size-complex="11pt" style:font-style-complex="normal" style:font-weight-complex="normal"/>
    </style:style>
    <style:style style:name="T507" style:family="text">
      <style:text-properties style:text-line-through-style="none" style:text-line-through-type="none" style:text-position="0% 100%" fo:font-size="11pt" fo:font-style="normal" fo:font-weight="normal" officeooo:rsid="02875c11" style:font-size-asian="9.60000038146973pt" style:font-style-asian="normal" style:font-weight-asian="normal" style:font-size-complex="11pt" style:font-style-complex="normal" style:font-weight-complex="normal"/>
    </style:style>
    <style:style style:name="T508" style:family="text">
      <style:text-properties style:text-line-through-style="none" style:text-line-through-type="none" style:text-position="0% 100%" fo:font-size="11pt" fo:font-style="normal" fo:font-weight="normal" officeooo:rsid="0288a294" style:font-size-asian="9.60000038146973pt" style:font-style-asian="normal" style:font-weight-asian="normal" style:font-size-complex="11pt" style:font-style-complex="normal" style:font-weight-complex="normal"/>
    </style:style>
    <style:style style:name="T509" style:family="text">
      <style:text-properties style:text-line-through-style="none" style:text-line-through-type="none" style:text-position="0% 100%" fo:font-size="11pt" fo:font-style="normal" fo:font-weight="normal" officeooo:rsid="02891893" style:font-size-asian="9.60000038146973pt" style:font-style-asian="normal" style:font-weight-asian="normal" style:font-size-complex="11pt" style:font-style-complex="normal" style:font-weight-complex="normal"/>
    </style:style>
    <style:style style:name="T510" style:family="text">
      <style:text-properties style:text-line-through-style="none" style:text-line-through-type="none" style:text-position="0% 100%" fo:font-size="11pt" fo:font-style="normal" fo:font-weight="normal" officeooo:rsid="028af055" style:font-size-asian="9.60000038146973pt" style:font-style-asian="normal" style:font-weight-asian="normal" style:font-size-complex="11pt" style:font-style-complex="normal" style:font-weight-complex="normal"/>
    </style:style>
    <style:style style:name="T511" style:family="text">
      <style:text-properties style:text-line-through-style="none" style:text-line-through-type="none" style:text-position="0% 100%" fo:font-size="11pt" fo:font-style="normal" fo:font-weight="normal" officeooo:rsid="028b5c46" style:font-size-asian="9.60000038146973pt" style:font-style-asian="normal" style:font-weight-asian="normal" style:font-size-complex="11pt" style:font-style-complex="normal" style:font-weight-complex="normal"/>
    </style:style>
    <style:style style:name="T512" style:family="text">
      <style:text-properties style:text-line-through-style="none" style:text-line-through-type="none" style:text-position="0% 100%" fo:font-size="11pt" fo:font-style="normal" fo:font-weight="normal" officeooo:rsid="028bb860" style:font-size-asian="9.60000038146973pt" style:font-style-asian="normal" style:font-weight-asian="normal" style:font-size-complex="11pt" style:font-style-complex="normal" style:font-weight-complex="normal"/>
    </style:style>
    <style:style style:name="T513" style:family="text">
      <style:text-properties style:text-line-through-style="none" style:text-line-through-type="none" style:text-position="0% 100%" fo:font-size="11pt" fo:font-style="normal" fo:font-weight="normal" officeooo:rsid="028bd997" style:font-size-asian="9.60000038146973pt" style:font-style-asian="normal" style:font-weight-asian="normal" style:font-size-complex="11pt" style:font-style-complex="normal" style:font-weight-complex="normal"/>
    </style:style>
    <style:style style:name="T514" style:family="text">
      <style:text-properties style:text-line-through-style="none" style:text-line-through-type="none" style:text-position="0% 100%" fo:font-size="11pt" fo:font-style="normal" fo:font-weight="normal" officeooo:rsid="028d3b59" style:font-size-asian="9.60000038146973pt" style:font-style-asian="normal" style:font-weight-asian="normal" style:font-size-complex="11pt" style:font-style-complex="normal" style:font-weight-complex="normal"/>
    </style:style>
    <style:style style:name="T515" style:family="text">
      <style:text-properties style:text-line-through-style="none" style:text-line-through-type="none" style:text-position="0% 100%" fo:font-size="11pt" fo:font-style="normal" fo:font-weight="normal" officeooo:rsid="028ee074" style:font-size-asian="9.60000038146973pt" style:font-style-asian="normal" style:font-weight-asian="normal" style:font-size-complex="11pt" style:font-style-complex="normal" style:font-weight-complex="normal"/>
    </style:style>
    <style:style style:name="T516" style:family="text">
      <style:text-properties style:text-line-through-style="none" style:text-line-through-type="none" style:text-position="0% 100%" fo:font-size="11pt" fo:font-style="normal" fo:font-weight="normal" officeooo:rsid="028f8bdf" style:font-size-asian="9.60000038146973pt" style:font-style-asian="normal" style:font-weight-asian="normal" style:font-size-complex="11pt" style:font-style-complex="normal" style:font-weight-complex="normal"/>
    </style:style>
    <style:style style:name="T517" style:family="text">
      <style:text-properties style:text-line-through-style="none" style:text-line-through-type="none" style:text-position="0% 100%" fo:font-size="11pt" fo:font-style="normal" fo:font-weight="normal" officeooo:rsid="028fc70a" style:font-size-asian="9.60000038146973pt" style:font-style-asian="normal" style:font-weight-asian="normal" style:font-size-complex="11pt" style:font-style-complex="normal" style:font-weight-complex="normal"/>
    </style:style>
    <style:style style:name="T518" style:family="text">
      <style:text-properties style:text-line-through-style="none" style:text-line-through-type="none" style:text-position="0% 100%" fo:font-size="11pt" fo:font-style="normal" fo:font-weight="normal" officeooo:rsid="0291b6cf" style:font-size-asian="9.60000038146973pt" style:font-style-asian="normal" style:font-weight-asian="normal" style:font-size-complex="11pt" style:font-style-complex="normal" style:font-weight-complex="normal"/>
    </style:style>
    <style:style style:name="T519" style:family="text">
      <style:text-properties style:text-line-through-style="none" style:text-line-through-type="none" style:text-position="0% 100%" fo:font-size="11pt" fo:font-style="normal" fo:font-weight="normal" officeooo:rsid="0291f7a6" style:font-size-asian="9.60000038146973pt" style:font-style-asian="normal" style:font-weight-asian="normal" style:font-size-complex="11pt" style:font-style-complex="normal" style:font-weight-complex="normal"/>
    </style:style>
    <style:style style:name="T520" style:family="text">
      <style:text-properties style:text-line-through-style="none" style:text-line-through-type="none" style:text-position="0% 100%" fo:font-size="11pt" fo:font-style="normal" fo:font-weight="normal" officeooo:rsid="02938bb9" style:font-size-asian="9.60000038146973pt" style:font-style-asian="normal" style:font-weight-asian="normal" style:font-size-complex="11pt" style:font-style-complex="normal" style:font-weight-complex="normal"/>
    </style:style>
    <style:style style:name="T521" style:family="text">
      <style:text-properties style:text-line-through-style="none" style:text-line-through-type="none" style:text-position="0% 100%" fo:font-size="11pt" fo:font-style="normal" fo:font-weight="normal" officeooo:rsid="02958516" style:font-size-asian="9.60000038146973pt" style:font-style-asian="normal" style:font-weight-asian="normal" style:font-size-complex="11pt" style:font-style-complex="normal" style:font-weight-complex="normal"/>
    </style:style>
    <style:style style:name="T522" style:family="text">
      <style:text-properties style:text-line-through-style="none" style:text-line-through-type="none" style:text-position="0% 100%" fo:font-size="11pt" fo:font-style="normal" fo:font-weight="normal" officeooo:rsid="0296c053" style:font-size-asian="9.60000038146973pt" style:font-style-asian="normal" style:font-weight-asian="normal" style:font-size-complex="11pt" style:font-style-complex="normal" style:font-weight-complex="normal"/>
    </style:style>
    <style:style style:name="T523" style:family="text">
      <style:text-properties style:text-line-through-style="none" style:text-line-through-type="none" style:text-position="0% 100%" fo:font-size="11pt" fo:font-style="normal" fo:font-weight="normal" officeooo:rsid="029767ae" style:font-size-asian="9.60000038146973pt" style:font-style-asian="normal" style:font-weight-asian="normal" style:font-size-complex="11pt" style:font-style-complex="normal" style:font-weight-complex="normal"/>
    </style:style>
    <style:style style:name="T524" style:family="text">
      <style:text-properties style:text-line-through-style="none" style:text-line-through-type="none" style:text-position="0% 100%" fo:font-size="11pt" fo:font-style="normal" fo:font-weight="normal" officeooo:rsid="029771c2" style:font-size-asian="9.60000038146973pt" style:font-style-asian="normal" style:font-weight-asian="normal" style:font-size-complex="11pt" style:font-style-complex="normal" style:font-weight-complex="normal"/>
    </style:style>
    <style:style style:name="T525" style:family="text">
      <style:text-properties style:text-line-through-style="none" style:text-line-through-type="none" style:text-position="0% 100%" fo:font-size="11pt" fo:font-style="normal" fo:font-weight="normal" officeooo:rsid="02978774" style:font-size-asian="9.60000038146973pt" style:font-style-asian="normal" style:font-weight-asian="normal" style:font-size-complex="11pt" style:font-style-complex="normal" style:font-weight-complex="normal"/>
    </style:style>
    <style:style style:name="T526" style:family="text">
      <style:text-properties style:text-line-through-style="none" style:text-line-through-type="none" style:text-position="0% 100%" fo:font-size="11pt" fo:font-style="normal" fo:font-weight="normal" officeooo:rsid="02989416" style:font-size-asian="9.60000038146973pt" style:font-style-asian="normal" style:font-weight-asian="normal" style:font-size-complex="11pt" style:font-style-complex="normal" style:font-weight-complex="normal"/>
    </style:style>
    <style:style style:name="T527" style:family="text">
      <style:text-properties style:text-line-through-style="none" style:text-line-through-type="none" style:text-position="0% 100%" fo:font-size="11pt" fo:font-style="normal" fo:font-weight="normal" officeooo:rsid="029902ea" style:font-size-asian="9.60000038146973pt" style:font-style-asian="normal" style:font-weight-asian="normal" style:font-size-complex="11pt" style:font-style-complex="normal" style:font-weight-complex="normal"/>
    </style:style>
    <style:style style:name="T528" style:family="text">
      <style:text-properties style:text-line-through-style="none" style:text-line-through-type="none" style:text-position="0% 100%" fo:font-size="11pt" fo:font-style="normal" fo:font-weight="normal" officeooo:rsid="029a25e2" style:font-size-asian="9.60000038146973pt" style:font-style-asian="normal" style:font-weight-asian="normal" style:font-size-complex="11pt" style:font-style-complex="normal" style:font-weight-complex="normal"/>
    </style:style>
    <style:style style:name="T529" style:family="text">
      <style:text-properties style:text-line-through-style="none" style:text-line-through-type="none" style:text-position="0% 100%" fo:font-size="11pt" fo:font-style="normal" fo:font-weight="normal" officeooo:rsid="029a5836" style:font-size-asian="9.60000038146973pt" style:font-style-asian="normal" style:font-weight-asian="normal" style:font-size-complex="11pt" style:font-style-complex="normal" style:font-weight-complex="normal"/>
    </style:style>
    <style:style style:name="T530" style:family="text">
      <style:text-properties style:text-line-through-style="none" style:text-line-through-type="none" style:text-position="0% 100%" fo:font-size="11pt" fo:font-style="normal" fo:font-weight="normal" officeooo:rsid="029b7ebd" style:font-size-asian="9.60000038146973pt" style:font-style-asian="normal" style:font-weight-asian="normal" style:font-size-complex="11pt" style:font-style-complex="normal" style:font-weight-complex="normal"/>
    </style:style>
    <style:style style:name="T531" style:family="text">
      <style:text-properties style:text-line-through-style="none" style:text-line-through-type="none" style:text-position="0% 100%" fo:font-size="11pt" fo:font-style="normal" fo:font-weight="normal" officeooo:rsid="029c8abd" style:font-size-asian="9.60000038146973pt" style:font-style-asian="normal" style:font-weight-asian="normal" style:font-size-complex="11pt" style:font-style-complex="normal" style:font-weight-complex="normal"/>
    </style:style>
    <style:style style:name="T532" style:family="text">
      <style:text-properties style:text-line-through-style="none" style:text-line-through-type="none" style:text-position="0% 100%" fo:font-size="11pt" fo:font-style="normal" fo:font-weight="normal" officeooo:rsid="029d3071" style:font-size-asian="9.60000038146973pt" style:font-style-asian="normal" style:font-weight-asian="normal" style:font-size-complex="11pt" style:font-style-complex="normal" style:font-weight-complex="normal"/>
    </style:style>
    <style:style style:name="T533" style:family="text">
      <style:text-properties style:text-line-through-style="none" style:text-line-through-type="none" style:text-position="0% 100%" fo:font-size="11pt" fo:font-style="normal" fo:font-weight="normal" officeooo:rsid="029d5fae" style:font-size-asian="9.60000038146973pt" style:font-style-asian="normal" style:font-weight-asian="normal" style:font-size-complex="11pt" style:font-style-complex="normal" style:font-weight-complex="normal"/>
    </style:style>
    <style:style style:name="T534" style:family="text">
      <style:text-properties style:text-line-through-style="none" style:text-line-through-type="none" style:text-position="0% 100%" fo:font-size="11pt" fo:font-style="normal" fo:font-weight="normal" officeooo:rsid="029e7038" style:font-size-asian="9.60000038146973pt" style:font-style-asian="normal" style:font-weight-asian="normal" style:font-size-complex="11pt" style:font-style-complex="normal" style:font-weight-complex="normal"/>
    </style:style>
    <style:style style:name="T535" style:family="text">
      <style:text-properties style:text-line-through-style="none" style:text-line-through-type="none" style:text-position="0% 100%" fo:font-size="11pt" fo:font-style="normal" fo:font-weight="normal" officeooo:rsid="029eeda3" style:font-size-asian="9.60000038146973pt" style:font-style-asian="normal" style:font-weight-asian="normal" style:font-size-complex="11pt" style:font-style-complex="normal" style:font-weight-complex="normal"/>
    </style:style>
    <style:style style:name="T536" style:family="text">
      <style:text-properties style:text-line-through-style="none" style:text-line-through-type="none" style:text-position="0% 100%" fo:font-size="11pt" fo:font-style="normal" fo:font-weight="normal" officeooo:rsid="029f27c0" style:font-size-asian="9.60000038146973pt" style:font-style-asian="normal" style:font-weight-asian="normal" style:font-size-complex="11pt" style:font-style-complex="normal" style:font-weight-complex="normal"/>
    </style:style>
    <style:style style:name="T537" style:family="text">
      <style:text-properties style:text-line-through-style="none" style:text-line-through-type="none" style:text-position="0% 100%" fo:font-size="11pt" fo:font-style="normal" fo:font-weight="normal" officeooo:rsid="029ff61a" style:font-size-asian="9.60000038146973pt" style:font-style-asian="normal" style:font-weight-asian="normal" style:font-size-complex="11pt" style:font-style-complex="normal" style:font-weight-complex="normal"/>
    </style:style>
    <style:style style:name="T538" style:family="text">
      <style:text-properties style:text-line-through-style="none" style:text-line-through-type="none" style:text-position="0% 100%" fo:font-size="11pt" fo:font-style="normal" fo:font-weight="normal" officeooo:rsid="02a06ca0" style:font-size-asian="9.60000038146973pt" style:font-style-asian="normal" style:font-weight-asian="normal" style:font-size-complex="11pt" style:font-style-complex="normal" style:font-weight-complex="normal"/>
    </style:style>
    <style:style style:name="T539" style:family="text">
      <style:text-properties style:text-line-through-style="none" style:text-line-through-type="none" style:text-position="0% 100%" fo:font-size="11pt" fo:font-style="normal" fo:font-weight="normal" officeooo:rsid="02a09929" style:font-size-asian="9.60000038146973pt" style:font-style-asian="normal" style:font-weight-asian="normal" style:font-size-complex="11pt" style:font-style-complex="normal" style:font-weight-complex="normal"/>
    </style:style>
    <style:style style:name="T540" style:family="text">
      <style:text-properties style:text-line-through-style="none" style:text-line-through-type="none" style:text-position="0% 100%" fo:font-size="11pt" fo:font-style="normal" fo:font-weight="normal" officeooo:rsid="02a0c3c4" style:font-size-asian="9.60000038146973pt" style:font-style-asian="normal" style:font-weight-asian="normal" style:font-size-complex="11pt" style:font-style-complex="normal" style:font-weight-complex="normal"/>
    </style:style>
    <style:style style:name="T541" style:family="text">
      <style:text-properties style:text-line-through-style="none" style:text-line-through-type="none" style:text-position="0% 100%" fo:font-size="11pt" fo:font-style="normal" fo:font-weight="normal" officeooo:rsid="02a23b7a" style:font-size-asian="9.60000038146973pt" style:font-style-asian="normal" style:font-weight-asian="normal" style:font-size-complex="11pt" style:font-style-complex="normal" style:font-weight-complex="normal"/>
    </style:style>
    <style:style style:name="T542" style:family="text">
      <style:text-properties style:text-line-through-style="none" style:text-line-through-type="none" style:text-position="0% 100%" fo:font-size="11pt" fo:font-style="normal" fo:font-weight="normal" officeooo:rsid="02a271b7" style:font-size-asian="9.60000038146973pt" style:font-style-asian="normal" style:font-weight-asian="normal" style:font-size-complex="11pt" style:font-style-complex="normal" style:font-weight-complex="normal"/>
    </style:style>
    <style:style style:name="T543" style:family="text">
      <style:text-properties style:text-line-through-style="none" style:text-line-through-type="none" style:text-position="0% 100%" fo:font-size="11pt" fo:font-style="normal" fo:font-weight="normal" officeooo:rsid="02a350e1" style:font-size-asian="9.60000038146973pt" style:font-style-asian="normal" style:font-weight-asian="normal" style:font-size-complex="11pt" style:font-style-complex="normal" style:font-weight-complex="normal"/>
    </style:style>
    <style:style style:name="T544" style:family="text">
      <style:text-properties style:text-line-through-style="none" style:text-line-through-type="none" style:text-position="0% 100%" fo:font-size="11pt" fo:font-style="normal" fo:font-weight="normal" officeooo:rsid="02a45609" style:font-size-asian="9.60000038146973pt" style:font-style-asian="normal" style:font-weight-asian="normal" style:font-size-complex="11pt" style:font-style-complex="normal" style:font-weight-complex="normal"/>
    </style:style>
    <style:style style:name="T545" style:family="text">
      <style:text-properties style:text-line-through-style="none" style:text-line-through-type="none" style:text-position="0% 100%" fo:font-size="11pt" fo:font-style="normal" fo:font-weight="normal" officeooo:rsid="02a4b85f" style:font-size-asian="9.60000038146973pt" style:font-style-asian="normal" style:font-weight-asian="normal" style:font-size-complex="11pt" style:font-style-complex="normal" style:font-weight-complex="normal"/>
    </style:style>
    <style:style style:name="T546" style:family="text">
      <style:text-properties style:text-line-through-style="none" style:text-line-through-type="none" style:text-position="0% 100%" fo:font-size="11pt" fo:font-style="normal" fo:font-weight="normal" officeooo:rsid="02a649a4" style:font-size-asian="9.60000038146973pt" style:font-style-asian="normal" style:font-weight-asian="normal" style:font-size-complex="11pt" style:font-style-complex="normal" style:font-weight-complex="normal"/>
    </style:style>
    <style:style style:name="T547" style:family="text">
      <style:text-properties style:text-line-through-style="none" style:text-line-through-type="none" style:text-position="0% 100%" fo:font-size="11pt" fo:font-style="normal" fo:font-weight="normal" officeooo:rsid="02a769a7" style:font-size-asian="9.60000038146973pt" style:font-style-asian="normal" style:font-weight-asian="normal" style:font-size-complex="11pt" style:font-style-complex="normal" style:font-weight-complex="normal"/>
    </style:style>
    <style:style style:name="T548" style:family="text">
      <style:text-properties style:text-line-through-style="none" style:text-line-through-type="none" style:text-position="0% 100%" fo:font-size="11pt" fo:font-style="normal" fo:font-weight="normal" officeooo:rsid="02a89757" style:font-size-asian="9.60000038146973pt" style:font-style-asian="normal" style:font-weight-asian="normal" style:font-size-complex="11pt" style:font-style-complex="normal" style:font-weight-complex="normal"/>
    </style:style>
    <style:style style:name="T549" style:family="text">
      <style:text-properties style:text-line-through-style="none" style:text-line-through-type="none" style:text-position="0% 100%" fo:font-size="11pt" fo:font-style="normal" fo:font-weight="normal" officeooo:rsid="02aa068b" style:font-size-asian="9.60000038146973pt" style:font-style-asian="normal" style:font-weight-asian="normal" style:font-size-complex="11pt" style:font-style-complex="normal" style:font-weight-complex="normal"/>
    </style:style>
    <style:style style:name="T550" style:family="text">
      <style:text-properties style:text-line-through-style="none" style:text-line-through-type="none" style:text-position="0% 100%" fo:font-size="11pt" fo:font-style="normal" fo:font-weight="normal" officeooo:rsid="02abf4b7" style:font-size-asian="9.60000038146973pt" style:font-style-asian="normal" style:font-weight-asian="normal" style:font-size-complex="11pt" style:font-style-complex="normal" style:font-weight-complex="normal"/>
    </style:style>
    <style:style style:name="T551" style:family="text">
      <style:text-properties style:text-line-through-style="none" style:text-line-through-type="none" style:text-position="0% 100%" fo:font-size="11pt" fo:font-style="normal" fo:font-weight="normal" officeooo:rsid="02ac6243" style:font-size-asian="9.60000038146973pt" style:font-style-asian="normal" style:font-weight-asian="normal" style:font-size-complex="11pt" style:font-style-complex="normal" style:font-weight-complex="normal"/>
    </style:style>
    <style:style style:name="T552" style:family="text">
      <style:text-properties style:text-line-through-style="none" style:text-line-through-type="none" style:text-position="0% 100%" fo:font-size="11pt" fo:font-style="normal" fo:font-weight="normal" officeooo:rsid="02adca47" style:font-size-asian="9.60000038146973pt" style:font-style-asian="normal" style:font-weight-asian="normal" style:font-size-complex="11pt" style:font-style-complex="normal" style:font-weight-complex="normal"/>
    </style:style>
    <style:style style:name="T553" style:family="text">
      <style:text-properties style:text-line-through-style="none" style:text-line-through-type="none" style:text-position="0% 100%" fo:font-size="11pt" fo:font-style="normal" fo:font-weight="normal" officeooo:rsid="02b03078" style:font-size-asian="9.60000038146973pt" style:font-style-asian="normal" style:font-weight-asian="normal" style:font-size-complex="11pt" style:font-style-complex="normal" style:font-weight-complex="normal"/>
    </style:style>
    <style:style style:name="T554" style:family="text">
      <style:text-properties style:text-line-through-style="none" style:text-line-through-type="none" style:text-position="0% 100%" fo:font-size="11pt" fo:font-style="normal" fo:font-weight="normal" officeooo:rsid="02b086a8" style:font-size-asian="9.60000038146973pt" style:font-style-asian="normal" style:font-weight-asian="normal" style:font-size-complex="11pt" style:font-style-complex="normal" style:font-weight-complex="normal"/>
    </style:style>
    <style:style style:name="T555" style:family="text">
      <style:text-properties style:text-line-through-style="none" style:text-line-through-type="none" style:text-position="0% 100%" fo:font-size="11pt" fo:font-style="normal" fo:font-weight="normal" officeooo:rsid="02b3f269" style:font-size-asian="9.60000038146973pt" style:font-style-asian="normal" style:font-weight-asian="normal" style:font-size-complex="11pt" style:font-style-complex="normal" style:font-weight-complex="normal"/>
    </style:style>
    <style:style style:name="T556" style:family="text">
      <style:text-properties style:text-line-through-style="none" style:text-line-through-type="none" style:text-position="0% 100%" fo:font-size="11pt" fo:font-style="normal" fo:font-weight="normal" officeooo:rsid="02b4aa8f" style:font-size-asian="9.60000038146973pt" style:font-style-asian="normal" style:font-weight-asian="normal" style:font-size-complex="11pt" style:font-style-complex="normal" style:font-weight-complex="normal"/>
    </style:style>
    <style:style style:name="T557" style:family="text">
      <style:text-properties style:text-line-through-style="none" style:text-line-through-type="none" style:text-position="0% 100%" fo:font-size="11pt" fo:font-style="normal" fo:font-weight="normal" officeooo:rsid="02b674c2" style:font-size-asian="9.60000038146973pt" style:font-style-asian="normal" style:font-weight-asian="normal" style:font-size-complex="11pt" style:font-style-complex="normal" style:font-weight-complex="normal"/>
    </style:style>
    <style:style style:name="T558" style:family="text">
      <style:text-properties style:text-line-through-style="none" style:text-line-through-type="none" style:text-position="0% 100%" fo:font-size="11pt" fo:font-style="normal" fo:font-weight="normal" officeooo:rsid="02b84672" style:font-size-asian="9.60000038146973pt" style:font-style-asian="normal" style:font-weight-asian="normal" style:font-size-complex="11pt" style:font-style-complex="normal" style:font-weight-complex="normal"/>
    </style:style>
    <style:style style:name="T559" style:family="text">
      <style:text-properties style:text-line-through-style="none" style:text-line-through-type="none" style:text-position="0% 100%" fo:font-size="11pt" fo:font-style="normal" fo:font-weight="normal" officeooo:rsid="02b85424" style:font-size-asian="9.60000038146973pt" style:font-style-asian="normal" style:font-weight-asian="normal" style:font-size-complex="11pt" style:font-style-complex="normal" style:font-weight-complex="normal"/>
    </style:style>
    <style:style style:name="T560" style:family="text">
      <style:text-properties style:text-line-through-style="none" style:text-line-through-type="none" style:text-position="0% 100%" fo:font-size="11pt" fo:font-style="normal" fo:font-weight="normal" officeooo:rsid="02ba488f" style:font-size-asian="9.60000038146973pt" style:font-style-asian="normal" style:font-weight-asian="normal" style:font-size-complex="11pt" style:font-style-complex="normal" style:font-weight-complex="normal"/>
    </style:style>
    <style:style style:name="T561" style:family="text">
      <style:text-properties style:text-line-through-style="none" style:text-line-through-type="none" style:text-position="0% 100%" fo:font-size="11pt" fo:font-style="normal" fo:font-weight="normal" officeooo:rsid="02bd4e18" style:font-size-asian="9.60000038146973pt" style:font-style-asian="normal" style:font-weight-asian="normal" style:font-size-complex="11pt" style:font-style-complex="normal" style:font-weight-complex="normal"/>
    </style:style>
    <style:style style:name="T562" style:family="text">
      <style:text-properties style:text-line-through-style="none" style:text-line-through-type="none" style:text-position="0% 100%" fo:font-size="11pt" fo:font-style="normal" fo:font-weight="normal" officeooo:rsid="02bd9eb5" style:font-size-asian="9.60000038146973pt" style:font-style-asian="normal" style:font-weight-asian="normal" style:font-size-complex="11pt" style:font-style-complex="normal" style:font-weight-complex="normal"/>
    </style:style>
    <style:style style:name="T563" style:family="text">
      <style:text-properties style:text-line-through-style="none" style:text-line-through-type="none" style:text-position="0% 100%" fo:font-size="11pt" fo:font-style="normal" fo:font-weight="normal" officeooo:rsid="02bdab06" style:font-size-asian="9.60000038146973pt" style:font-style-asian="normal" style:font-weight-asian="normal" style:font-size-complex="11pt" style:font-style-complex="normal" style:font-weight-complex="normal"/>
    </style:style>
    <style:style style:name="T564" style:family="text">
      <style:text-properties style:text-line-through-style="none" style:text-line-through-type="none" style:text-position="0% 100%" fo:font-size="11pt" fo:font-style="normal" fo:font-weight="normal" officeooo:rsid="02bf21e8" style:font-size-asian="9.60000038146973pt" style:font-style-asian="normal" style:font-weight-asian="normal" style:font-size-complex="11pt" style:font-style-complex="normal" style:font-weight-complex="normal"/>
    </style:style>
    <style:style style:name="T565" style:family="text">
      <style:text-properties style:text-line-through-style="none" style:text-line-through-type="none" style:text-position="0% 100%" fo:font-size="11pt" fo:font-style="normal" fo:font-weight="normal" officeooo:rsid="02bfd4c4" style:font-size-asian="9.60000038146973pt" style:font-style-asian="normal" style:font-weight-asian="normal" style:font-size-complex="11pt" style:font-style-complex="normal" style:font-weight-complex="normal"/>
    </style:style>
    <style:style style:name="T566" style:family="text">
      <style:text-properties style:text-line-through-style="none" style:text-line-through-type="none" style:text-position="0% 100%" fo:font-size="11pt" fo:font-style="normal" fo:font-weight="normal" officeooo:rsid="02c0c0fb" style:font-size-asian="9.60000038146973pt" style:font-style-asian="normal" style:font-weight-asian="normal" style:font-size-complex="11pt" style:font-style-complex="normal" style:font-weight-complex="normal"/>
    </style:style>
    <style:style style:name="T567" style:family="text">
      <style:text-properties style:text-line-through-style="none" style:text-line-through-type="none" style:text-position="0% 100%" fo:font-size="11pt" fo:font-style="normal" fo:font-weight="normal" officeooo:rsid="02c1d4ee" style:font-size-asian="9.60000038146973pt" style:font-style-asian="normal" style:font-weight-asian="normal" style:font-size-complex="11pt" style:font-style-complex="normal" style:font-weight-complex="normal"/>
    </style:style>
    <style:style style:name="T568" style:family="text">
      <style:text-properties style:text-line-through-style="none" style:text-line-through-type="none" style:text-position="0% 100%" fo:font-size="11pt" fo:font-style="normal" fo:font-weight="normal" officeooo:rsid="02c33058" style:font-size-asian="9.60000038146973pt" style:font-style-asian="normal" style:font-weight-asian="normal" style:font-size-complex="11pt" style:font-style-complex="normal" style:font-weight-complex="normal"/>
    </style:style>
    <style:style style:name="T569" style:family="text">
      <style:text-properties style:text-line-through-style="none" style:text-line-through-type="none" style:text-position="0% 100%" fo:font-size="11pt" fo:font-style="normal" fo:font-weight="normal" officeooo:rsid="02c48ff0" style:font-size-asian="9.60000038146973pt" style:font-style-asian="normal" style:font-weight-asian="normal" style:font-size-complex="11pt" style:font-style-complex="normal" style:font-weight-complex="normal"/>
    </style:style>
    <style:style style:name="T570" style:family="text">
      <style:text-properties style:text-line-through-style="none" style:text-line-through-type="none" style:text-position="0% 100%" fo:font-size="11pt" fo:font-style="normal" fo:font-weight="normal" officeooo:rsid="02c664f4" style:font-size-asian="9.60000038146973pt" style:font-style-asian="normal" style:font-weight-asian="normal" style:font-size-complex="11pt" style:font-style-complex="normal" style:font-weight-complex="normal"/>
    </style:style>
    <style:style style:name="T571" style:family="text">
      <style:text-properties style:text-line-through-style="none" style:text-line-through-type="none" style:text-position="0% 100%" fo:font-size="11pt" fo:font-style="normal" fo:font-weight="normal" officeooo:rsid="02c6c44a" style:font-size-asian="9.60000038146973pt" style:font-style-asian="normal" style:font-weight-asian="normal" style:font-size-complex="11pt" style:font-style-complex="normal" style:font-weight-complex="normal"/>
    </style:style>
    <style:style style:name="T572" style:family="text">
      <style:text-properties style:text-line-through-style="none" style:text-line-through-type="none" style:text-position="0% 100%" fo:font-size="11pt" fo:font-style="normal" fo:font-weight="normal" officeooo:rsid="02c71776" style:font-size-asian="9.60000038146973pt" style:font-style-asian="normal" style:font-weight-asian="normal" style:font-size-complex="11pt" style:font-style-complex="normal" style:font-weight-complex="normal"/>
    </style:style>
    <style:style style:name="T573" style:family="text">
      <style:text-properties style:text-line-through-style="none" style:text-line-through-type="none" style:text-position="0% 100%" fo:font-size="11pt" fo:font-style="normal" fo:font-weight="normal" officeooo:rsid="02c75efa" style:font-size-asian="9.60000038146973pt" style:font-style-asian="normal" style:font-weight-asian="normal" style:font-size-complex="11pt" style:font-style-complex="normal" style:font-weight-complex="normal"/>
    </style:style>
    <style:style style:name="T574" style:family="text">
      <style:text-properties style:text-line-through-style="none" style:text-line-through-type="none" style:text-position="0% 100%" fo:font-size="11pt" fo:font-style="normal" fo:font-weight="normal" officeooo:rsid="02c89dea" style:font-size-asian="9.60000038146973pt" style:font-style-asian="normal" style:font-weight-asian="normal" style:font-size-complex="11pt" style:font-style-complex="normal" style:font-weight-complex="normal"/>
    </style:style>
    <style:style style:name="T575" style:family="text">
      <style:text-properties style:text-line-through-style="none" style:text-line-through-type="none" style:text-position="0% 100%" fo:font-size="11pt" fo:font-style="normal" fo:font-weight="normal" officeooo:rsid="02c8b038" style:font-size-asian="9.60000038146973pt" style:font-style-asian="normal" style:font-weight-asian="normal" style:font-size-complex="11pt" style:font-style-complex="normal" style:font-weight-complex="normal"/>
    </style:style>
    <style:style style:name="T576" style:family="text">
      <style:text-properties style:text-line-through-style="none" style:text-line-through-type="none" style:text-position="0% 100%" fo:font-size="11pt" fo:font-style="normal" fo:font-weight="normal" officeooo:rsid="02caa1fb" style:font-size-asian="9.60000038146973pt" style:font-style-asian="normal" style:font-weight-asian="normal" style:font-size-complex="11pt" style:font-style-complex="normal" style:font-weight-complex="normal"/>
    </style:style>
    <style:style style:name="T577" style:family="text">
      <style:text-properties style:text-line-through-style="none" style:text-line-through-type="none" style:text-position="0% 100%" fo:font-size="11pt" fo:font-style="normal" fo:font-weight="normal" officeooo:rsid="02cbe5d3" style:font-size-asian="9.60000038146973pt" style:font-style-asian="normal" style:font-weight-asian="normal" style:font-size-complex="11pt" style:font-style-complex="normal" style:font-weight-complex="normal"/>
    </style:style>
    <style:style style:name="T578" style:family="text">
      <style:text-properties style:text-line-through-style="none" style:text-line-through-type="none" style:text-position="0% 100%" fo:font-size="11pt" fo:font-style="normal" fo:font-weight="normal" officeooo:rsid="02cc7909" style:font-size-asian="9.60000038146973pt" style:font-style-asian="normal" style:font-weight-asian="normal" style:font-size-complex="11pt" style:font-style-complex="normal" style:font-weight-complex="normal"/>
    </style:style>
    <style:style style:name="T579" style:family="text">
      <style:text-properties style:text-line-through-style="none" style:text-line-through-type="none" style:text-position="0% 100%" fo:font-size="11pt" fo:font-style="normal" fo:font-weight="normal" officeooo:rsid="02cd9bdc" style:font-size-asian="9.60000038146973pt" style:font-style-asian="normal" style:font-weight-asian="normal" style:font-size-complex="11pt" style:font-style-complex="normal" style:font-weight-complex="normal"/>
    </style:style>
    <style:style style:name="T580" style:family="text">
      <style:text-properties style:text-line-through-style="none" style:text-line-through-type="none" style:text-position="0% 100%" fo:font-size="11pt" fo:font-style="normal" fo:font-weight="normal" officeooo:rsid="02cf99ce" style:font-size-asian="9.60000038146973pt" style:font-style-asian="normal" style:font-weight-asian="normal" style:font-size-complex="11pt" style:font-style-complex="normal" style:font-weight-complex="normal"/>
    </style:style>
    <style:style style:name="T581" style:family="text">
      <style:text-properties style:text-line-through-style="none" style:text-line-through-type="none" style:text-position="0% 100%" fo:font-size="11pt" fo:font-style="normal" fo:font-weight="normal" officeooo:rsid="02cfbc9c" style:font-size-asian="9.60000038146973pt" style:font-style-asian="normal" style:font-weight-asian="normal" style:font-size-complex="11pt" style:font-style-complex="normal" style:font-weight-complex="normal"/>
    </style:style>
    <style:style style:name="T582" style:family="text">
      <style:text-properties style:text-line-through-style="none" style:text-line-through-type="none" style:text-position="0% 100%" fo:font-size="11pt" fo:font-style="normal" fo:font-weight="normal" officeooo:rsid="02d00524" style:font-size-asian="9.60000038146973pt" style:font-style-asian="normal" style:font-weight-asian="normal" style:font-size-complex="11pt" style:font-style-complex="normal" style:font-weight-complex="normal"/>
    </style:style>
    <style:style style:name="T583" style:family="text">
      <style:text-properties style:text-line-through-style="none" style:text-line-through-type="none" style:text-position="0% 100%" fo:font-size="11pt" fo:font-style="normal" fo:font-weight="normal" officeooo:rsid="02d2031b" style:font-size-asian="9.60000038146973pt" style:font-style-asian="normal" style:font-weight-asian="normal" style:font-size-complex="11pt" style:font-style-complex="normal" style:font-weight-complex="normal"/>
    </style:style>
    <style:style style:name="T584" style:family="text">
      <style:text-properties style:text-line-through-style="none" style:text-line-through-type="none" style:text-position="0% 100%" fo:font-size="11pt" fo:font-style="normal" fo:font-weight="normal" officeooo:rsid="02d3c977" style:font-size-asian="9.60000038146973pt" style:font-style-asian="normal" style:font-weight-asian="normal" style:font-size-complex="11pt" style:font-style-complex="normal" style:font-weight-complex="normal"/>
    </style:style>
    <style:style style:name="T585" style:family="text">
      <style:text-properties style:text-line-through-style="none" style:text-line-through-type="none" style:text-position="0% 100%" fo:font-size="11pt" fo:font-style="normal" fo:font-weight="normal" officeooo:rsid="02d4b2a9" style:font-size-asian="9.60000038146973pt" style:font-style-asian="normal" style:font-weight-asian="normal" style:font-size-complex="11pt" style:font-style-complex="normal" style:font-weight-complex="normal"/>
    </style:style>
    <style:style style:name="T586" style:family="text">
      <style:text-properties style:text-line-through-style="none" style:text-line-through-type="none" style:text-position="0% 100%" fo:font-size="11pt" fo:font-style="normal" fo:font-weight="normal" officeooo:rsid="02d6864c" style:font-size-asian="9.60000038146973pt" style:font-style-asian="normal" style:font-weight-asian="normal" style:font-size-complex="11pt" style:font-style-complex="normal" style:font-weight-complex="normal"/>
    </style:style>
    <style:style style:name="T587" style:family="text">
      <style:text-properties style:text-line-through-style="none" style:text-line-through-type="none" style:text-position="0% 100%" fo:font-size="11pt" fo:font-style="normal" fo:font-weight="normal" officeooo:rsid="02d68722" style:font-size-asian="9.60000038146973pt" style:font-style-asian="normal" style:font-weight-asian="normal" style:font-size-complex="11pt" style:font-style-complex="normal" style:font-weight-complex="normal"/>
    </style:style>
    <style:style style:name="T588" style:family="text">
      <style:text-properties style:text-line-through-style="none" style:text-line-through-type="none" style:text-position="0% 100%" fo:font-size="11pt" fo:font-style="normal" fo:font-weight="normal" officeooo:rsid="02d6c0e1" style:font-size-asian="9.60000038146973pt" style:font-style-asian="normal" style:font-weight-asian="normal" style:font-size-complex="11pt" style:font-style-complex="normal" style:font-weight-complex="normal"/>
    </style:style>
    <style:style style:name="T589" style:family="text">
      <style:text-properties style:text-line-through-style="none" style:text-line-through-type="none" style:text-position="0% 100%" fo:font-size="11pt" fo:font-style="normal" fo:font-weight="normal" officeooo:rsid="02d86815" style:font-size-asian="9.60000038146973pt" style:font-style-asian="normal" style:font-weight-asian="normal" style:font-size-complex="11pt" style:font-style-complex="normal" style:font-weight-complex="normal"/>
    </style:style>
    <style:style style:name="T590" style:family="text">
      <style:text-properties style:text-line-through-style="none" style:text-line-through-type="none" style:text-position="0% 100%" fo:font-size="11pt" fo:font-style="normal" fo:font-weight="normal" officeooo:rsid="02da451e" style:font-size-asian="9.60000038146973pt" style:font-style-asian="normal" style:font-weight-asian="normal" style:font-size-complex="11pt" style:font-style-complex="normal" style:font-weight-complex="normal"/>
    </style:style>
    <style:style style:name="T591" style:family="text">
      <style:text-properties style:text-line-through-style="none" style:text-line-through-type="none" style:text-position="0% 100%" fo:font-size="11pt" fo:font-style="normal" fo:font-weight="normal" officeooo:rsid="02dcf420" style:font-size-asian="9.60000038146973pt" style:font-style-asian="normal" style:font-weight-asian="normal" style:font-size-complex="11pt" style:font-style-complex="normal" style:font-weight-complex="normal"/>
    </style:style>
    <style:style style:name="T592" style:family="text">
      <style:text-properties style:text-line-through-style="none" style:text-line-through-type="none" style:text-position="0% 100%" fo:font-size="11pt" fo:font-style="normal" fo:font-weight="normal" officeooo:rsid="02dd6e99" style:font-size-asian="9.60000038146973pt" style:font-style-asian="normal" style:font-weight-asian="normal" style:font-size-complex="11pt" style:font-style-complex="normal" style:font-weight-complex="normal"/>
    </style:style>
    <style:style style:name="T593" style:family="text">
      <style:text-properties style:text-line-through-style="none" style:text-line-through-type="none" style:text-position="0% 100%" fo:font-size="11pt" fo:font-style="normal" fo:font-weight="normal" officeooo:rsid="02dfa14f" style:font-size-asian="9.60000038146973pt" style:font-style-asian="normal" style:font-weight-asian="normal" style:font-size-complex="11pt" style:font-style-complex="normal" style:font-weight-complex="normal"/>
    </style:style>
    <style:style style:name="T594" style:family="text">
      <style:text-properties style:text-line-through-style="none" style:text-line-through-type="none" style:text-position="0% 100%" fo:font-size="11pt" fo:font-style="normal" fo:font-weight="normal" officeooo:rsid="02e065a6" style:font-size-asian="9.60000038146973pt" style:font-style-asian="normal" style:font-weight-asian="normal" style:font-size-complex="11pt" style:font-style-complex="normal" style:font-weight-complex="normal"/>
    </style:style>
    <style:style style:name="T595" style:family="text">
      <style:text-properties style:text-line-through-style="none" style:text-line-through-type="none" style:text-position="0% 100%" fo:font-size="11pt" fo:font-style="normal" fo:font-weight="normal" officeooo:rsid="02e227d1" style:font-size-asian="9.60000038146973pt" style:font-style-asian="normal" style:font-weight-asian="normal" style:font-size-complex="11pt" style:font-style-complex="normal" style:font-weight-complex="normal"/>
    </style:style>
    <style:style style:name="T596" style:family="text">
      <style:text-properties style:text-line-through-style="none" style:text-line-through-type="none" style:text-position="0% 100%" fo:font-size="11pt" fo:font-style="normal" fo:font-weight="normal" officeooo:rsid="02e580ec" style:font-size-asian="9.60000038146973pt" style:font-style-asian="normal" style:font-weight-asian="normal" style:font-size-complex="11pt" style:font-style-complex="normal" style:font-weight-complex="normal"/>
    </style:style>
    <style:style style:name="T597" style:family="text">
      <style:text-properties style:text-line-through-style="none" style:text-line-through-type="none" style:text-position="0% 100%" fo:font-size="11pt" fo:font-style="normal" fo:font-weight="normal" officeooo:rsid="02e75e2d" style:font-size-asian="9.60000038146973pt" style:font-style-asian="normal" style:font-weight-asian="normal" style:font-size-complex="11pt" style:font-style-complex="normal" style:font-weight-complex="normal"/>
    </style:style>
    <style:style style:name="T598" style:family="text">
      <style:text-properties style:text-line-through-style="none" style:text-line-through-type="none" style:text-position="0% 100%" fo:font-size="11pt" fo:font-style="normal" fo:font-weight="normal" officeooo:rsid="02e7ceb3" style:font-size-asian="9.60000038146973pt" style:font-style-asian="normal" style:font-weight-asian="normal" style:font-size-complex="11pt" style:font-style-complex="normal" style:font-weight-complex="normal"/>
    </style:style>
    <style:style style:name="T599" style:family="text">
      <style:text-properties style:text-line-through-style="none" style:text-line-through-type="none" style:text-position="0% 100%" fo:font-size="11pt" fo:font-style="normal" fo:font-weight="normal" officeooo:rsid="02e86564" style:font-size-asian="9.60000038146973pt" style:font-style-asian="normal" style:font-weight-asian="normal" style:font-size-complex="11pt" style:font-style-complex="normal" style:font-weight-complex="normal"/>
    </style:style>
    <style:style style:name="T600" style:family="text">
      <style:text-properties style:text-line-through-style="none" style:text-line-through-type="none" style:text-position="0% 100%" fo:font-size="11pt" fo:font-style="normal" fo:font-weight="normal" officeooo:rsid="02e8fa3e" style:font-size-asian="9.60000038146973pt" style:font-style-asian="normal" style:font-weight-asian="normal" style:font-size-complex="11pt" style:font-style-complex="normal" style:font-weight-complex="normal"/>
    </style:style>
    <style:style style:name="T601" style:family="text">
      <style:text-properties style:text-line-through-style="none" style:text-line-through-type="none" style:text-position="0% 100%" fo:font-size="11pt" fo:font-style="normal" fo:font-weight="normal" officeooo:rsid="02eaa392" style:font-size-asian="9.60000038146973pt" style:font-style-asian="normal" style:font-weight-asian="normal" style:font-size-complex="11pt" style:font-style-complex="normal" style:font-weight-complex="normal"/>
    </style:style>
    <style:style style:name="T602" style:family="text">
      <style:text-properties style:text-line-through-style="none" style:text-line-through-type="none" style:text-position="0% 100%" fo:font-size="11pt" fo:font-style="normal" fo:font-weight="normal" officeooo:rsid="02eb8ebf" style:font-size-asian="9.60000038146973pt" style:font-style-asian="normal" style:font-weight-asian="normal" style:font-size-complex="11pt" style:font-style-complex="normal" style:font-weight-complex="normal"/>
    </style:style>
    <style:style style:name="T603" style:family="text">
      <style:text-properties style:text-line-through-style="none" style:text-line-through-type="none" style:text-position="0% 100%" fo:font-size="11pt" fo:font-style="normal" fo:font-weight="normal" officeooo:rsid="02ebbe82" style:font-size-asian="9.60000038146973pt" style:font-style-asian="normal" style:font-weight-asian="normal" style:font-size-complex="11pt" style:font-style-complex="normal" style:font-weight-complex="normal"/>
    </style:style>
    <style:style style:name="T604" style:family="text">
      <style:text-properties style:text-line-through-style="none" style:text-line-through-type="none" style:text-position="0% 100%" fo:font-size="11pt" fo:font-style="normal" fo:font-weight="normal" officeooo:rsid="02ebc038" style:font-size-asian="9.60000038146973pt" style:font-style-asian="normal" style:font-weight-asian="normal" style:font-size-complex="11pt" style:font-style-complex="normal" style:font-weight-complex="normal"/>
    </style:style>
    <style:style style:name="T605" style:family="text">
      <style:text-properties style:text-line-through-style="none" style:text-line-through-type="none" style:text-position="0% 100%" fo:font-size="11pt" fo:font-style="normal" fo:font-weight="normal" officeooo:rsid="02ec01bf" style:font-size-asian="9.60000038146973pt" style:font-style-asian="normal" style:font-weight-asian="normal" style:font-size-complex="11pt" style:font-style-complex="normal" style:font-weight-complex="normal"/>
    </style:style>
    <style:style style:name="T606" style:family="text">
      <style:text-properties style:text-line-through-style="none" style:text-line-through-type="none" style:text-position="0% 100%" fo:font-size="11pt" fo:font-style="normal" fo:font-weight="normal" officeooo:rsid="02edea06" style:font-size-asian="9.60000038146973pt" style:font-style-asian="normal" style:font-weight-asian="normal" style:font-size-complex="11pt" style:font-style-complex="normal" style:font-weight-complex="normal"/>
    </style:style>
    <style:style style:name="T607" style:family="text">
      <style:text-properties style:text-line-through-style="none" style:text-line-through-type="none" style:text-position="0% 100%" fo:font-size="11pt" fo:font-style="normal" fo:font-weight="normal" officeooo:rsid="02ee6324" style:font-size-asian="9.60000038146973pt" style:font-style-asian="normal" style:font-weight-asian="normal" style:font-size-complex="11pt" style:font-style-complex="normal" style:font-weight-complex="normal"/>
    </style:style>
    <style:style style:name="T608" style:family="text">
      <style:text-properties style:text-line-through-style="none" style:text-line-through-type="none" style:text-position="0% 100%" fo:font-size="11pt" fo:font-style="normal" fo:font-weight="normal" officeooo:rsid="02eeb5aa" style:font-size-asian="9.60000038146973pt" style:font-style-asian="normal" style:font-weight-asian="normal" style:font-size-complex="11pt" style:font-style-complex="normal" style:font-weight-complex="normal"/>
    </style:style>
    <style:style style:name="T609" style:family="text">
      <style:text-properties style:text-line-through-style="none" style:text-line-through-type="none" style:text-position="0% 100%" fo:font-size="11pt" fo:font-style="normal" fo:font-weight="normal" officeooo:rsid="02efabbc" style:font-size-asian="9.60000038146973pt" style:font-style-asian="normal" style:font-weight-asian="normal" style:font-size-complex="11pt" style:font-style-complex="normal" style:font-weight-complex="normal"/>
    </style:style>
    <style:style style:name="T610" style:family="text">
      <style:text-properties style:text-line-through-style="none" style:text-line-through-type="none" style:text-position="0% 100%" fo:font-size="11pt" fo:font-style="normal" fo:font-weight="normal" officeooo:rsid="02f1968c" style:font-size-asian="9.60000038146973pt" style:font-style-asian="normal" style:font-weight-asian="normal" style:font-size-complex="11pt" style:font-style-complex="normal" style:font-weight-complex="normal"/>
    </style:style>
    <style:style style:name="T611" style:family="text">
      <style:text-properties style:text-line-through-style="none" style:text-line-through-type="none" style:text-position="0% 100%" fo:font-size="11pt" fo:font-style="normal" fo:font-weight="normal" officeooo:rsid="02f2de2c" style:font-size-asian="9.60000038146973pt" style:font-style-asian="normal" style:font-weight-asian="normal" style:font-size-complex="11pt" style:font-style-complex="normal" style:font-weight-complex="normal"/>
    </style:style>
    <style:style style:name="T612" style:family="text">
      <style:text-properties style:text-line-through-style="none" style:text-line-through-type="none" style:text-position="0% 100%" fo:font-size="11pt" fo:font-style="normal" fo:font-weight="normal" officeooo:rsid="02f368e6" style:font-size-asian="9.60000038146973pt" style:font-style-asian="normal" style:font-weight-asian="normal" style:font-size-complex="11pt" style:font-style-complex="normal" style:font-weight-complex="normal"/>
    </style:style>
    <style:style style:name="T613" style:family="text">
      <style:text-properties style:text-line-through-style="none" style:text-line-through-type="none" style:text-position="0% 100%" fo:font-size="11pt" fo:font-style="normal" fo:font-weight="normal" officeooo:rsid="02f4e843" style:font-size-asian="9.60000038146973pt" style:font-style-asian="normal" style:font-weight-asian="normal" style:font-size-complex="11pt" style:font-style-complex="normal" style:font-weight-complex="normal"/>
    </style:style>
    <style:style style:name="T614" style:family="text">
      <style:text-properties style:text-line-through-style="none" style:text-line-through-type="none" style:text-position="0% 100%" fo:font-size="11pt" fo:font-style="normal" fo:font-weight="normal" officeooo:rsid="02f6e19c" style:font-size-asian="9.60000038146973pt" style:font-style-asian="normal" style:font-weight-asian="normal" style:font-size-complex="11pt" style:font-style-complex="normal" style:font-weight-complex="normal"/>
    </style:style>
    <style:style style:name="T615" style:family="text">
      <style:text-properties style:text-line-through-style="none" style:text-line-through-type="none" style:text-position="0% 100%" fo:font-size="11pt" fo:font-style="normal" fo:font-weight="normal" officeooo:rsid="02f70eb4" style:font-size-asian="9.60000038146973pt" style:font-style-asian="normal" style:font-weight-asian="normal" style:font-size-complex="11pt" style:font-style-complex="normal" style:font-weight-complex="normal"/>
    </style:style>
    <style:style style:name="T616" style:family="text">
      <style:text-properties style:text-line-through-style="none" style:text-line-through-type="none" style:text-position="0% 100%" fo:font-size="11pt" fo:font-style="normal" fo:font-weight="normal" officeooo:rsid="02f85f0a" style:font-size-asian="9.60000038146973pt" style:font-style-asian="normal" style:font-weight-asian="normal" style:font-size-complex="11pt" style:font-style-complex="normal" style:font-weight-complex="normal"/>
    </style:style>
    <style:style style:name="T617" style:family="text">
      <style:text-properties style:text-line-through-style="none" style:text-line-through-type="none" style:text-position="0% 100%" fo:font-size="11pt" fo:font-style="normal" fo:font-weight="normal" officeooo:rsid="02f90ef7" style:font-size-asian="9.60000038146973pt" style:font-style-asian="normal" style:font-weight-asian="normal" style:font-size-complex="11pt" style:font-style-complex="normal" style:font-weight-complex="normal"/>
    </style:style>
    <style:style style:name="T618" style:family="text">
      <style:text-properties style:text-line-through-style="none" style:text-line-through-type="none" style:text-position="0% 100%" fo:font-size="11pt" fo:font-style="normal" fo:font-weight="normal" officeooo:rsid="02fa103a" style:font-size-asian="9.60000038146973pt" style:font-style-asian="normal" style:font-weight-asian="normal" style:font-size-complex="11pt" style:font-style-complex="normal" style:font-weight-complex="normal"/>
    </style:style>
    <style:style style:name="T619" style:family="text">
      <style:text-properties style:text-line-through-style="none" style:text-line-through-type="none" style:text-position="0% 100%" fo:font-size="11pt" fo:font-style="normal" fo:font-weight="normal" officeooo:rsid="02fb92d7" style:font-size-asian="9.60000038146973pt" style:font-style-asian="normal" style:font-weight-asian="normal" style:font-size-complex="11pt" style:font-style-complex="normal" style:font-weight-complex="normal"/>
    </style:style>
    <style:style style:name="T620" style:family="text">
      <style:text-properties style:text-line-through-style="none" style:text-line-through-type="none" style:text-position="0% 100%" fo:font-size="11pt" fo:font-style="normal" fo:font-weight="normal" officeooo:rsid="02fc4fbb" style:font-size-asian="9.60000038146973pt" style:font-style-asian="normal" style:font-weight-asian="normal" style:font-size-complex="11pt" style:font-style-complex="normal" style:font-weight-complex="normal"/>
    </style:style>
    <style:style style:name="T621"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622"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623"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624"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625"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626"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627"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628"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629"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630"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631"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632"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633" style:family="text">
      <style:text-properties style:text-line-through-style="none" style:text-line-through-type="none" style:text-position="0% 100%" fo:font-size="11pt" fo:font-style="normal" fo:font-weight="bold" officeooo:rsid="025c9466" style:font-size-asian="9.60000038146973pt" style:font-style-asian="normal" style:font-weight-asian="bold" style:font-size-complex="11pt" style:font-style-complex="normal" style:font-weight-complex="bold"/>
    </style:style>
    <style:style style:name="T634"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635" style:family="text">
      <style:text-properties style:text-line-through-style="none" style:text-line-through-type="none" style:text-position="0% 100%" fo:font-size="11pt" officeooo:rsid="00cf0d83" style:font-size-asian="9.60000038146973pt" style:font-size-complex="11pt"/>
    </style:style>
    <style:style style:name="T636"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637"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638"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639"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640"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641"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642"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643" style:family="text">
      <style:text-properties style:text-line-through-style="none" style:text-line-through-type="none" style:text-position="0% 100%" officeooo:rsid="00c8c707"/>
    </style:style>
    <style:style style:name="T644" style:family="text">
      <style:text-properties style:text-line-through-style="none" style:text-line-through-type="none" style:text-position="0% 100%" fo:font-style="normal" style:font-style-asian="normal" style:font-style-complex="normal"/>
    </style:style>
    <style:style style:name="T645"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646"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647"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648" style:family="text">
      <style:text-properties style:text-line-through-style="none" style:text-line-through-type="none" style:text-position="0% 100%" fo:font-size="13pt" fo:font-style="normal" fo:font-weight="bold" officeooo:rsid="0287325b" style:font-size-asian="13pt" style:font-style-asian="normal" style:font-weight-asian="bold" style:font-size-complex="13pt" style:font-style-complex="normal" style:font-weight-complex="bold"/>
    </style:style>
    <style:style style:name="T649" style:family="text">
      <style:text-properties style:text-line-through-style="none" style:text-line-through-type="none" style:text-position="0% 100%" fo:font-size="13pt" fo:font-style="normal" fo:font-weight="bold" officeooo:rsid="02c75efa" style:font-size-asian="13pt" style:font-style-asian="normal" style:font-weight-asian="bold" style:font-size-complex="13pt" style:font-style-complex="normal" style:font-weight-complex="bold"/>
    </style:style>
    <style:style style:name="T650"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651"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652"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653"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654"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655"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656"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657"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658"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659"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660"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661"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662"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663"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664"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665"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666"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667"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68" style:family="text">
      <style:text-properties style:text-line-through-style="none" style:text-line-through-type="none" style:text-position="sub 58%" fo:font-size="11pt" fo:font-style="normal" fo:font-weight="normal" officeooo:rsid="025c9466" style:font-size-asian="9.60000038146973pt" style:font-style-asian="normal" style:font-weight-asian="normal" style:font-size-complex="11pt" style:font-style-complex="normal" style:font-weight-complex="normal"/>
    </style:style>
    <style:style style:name="T669" style:family="text">
      <style:text-properties style:text-line-through-style="none" style:text-line-through-type="none" style:text-position="sub 58%" fo:font-size="11pt" fo:font-style="normal" fo:font-weight="normal" officeooo:rsid="02830df7" style:font-size-asian="9.60000038146973pt" style:font-style-asian="normal" style:font-weight-asian="normal" style:font-size-complex="11pt" style:font-style-complex="normal" style:font-weight-complex="normal"/>
    </style:style>
    <style:style style:name="T670" style:family="text">
      <style:text-properties style:text-line-through-style="none" style:text-line-through-type="none" style:text-position="sub 58%" fo:font-size="11pt" fo:font-style="normal" fo:font-weight="normal" officeooo:rsid="029ff61a" style:font-size-asian="9.60000038146973pt" style:font-style-asian="normal" style:font-weight-asian="normal" style:font-size-complex="11pt" style:font-style-complex="normal" style:font-weight-complex="normal"/>
    </style:style>
    <style:style style:name="T671" style:family="text">
      <style:text-properties style:text-line-through-style="none" style:text-line-through-type="none" style:text-position="sub 58%" fo:font-size="11pt" fo:font-style="normal" fo:font-weight="normal" officeooo:rsid="02a45609" style:font-size-asian="9.60000038146973pt" style:font-style-asian="normal" style:font-weight-asian="normal" style:font-size-complex="11pt" style:font-style-complex="normal" style:font-weight-complex="normal"/>
    </style:style>
    <style:style style:name="T672" style:family="text">
      <style:text-properties style:text-line-through-style="none" style:text-line-through-type="none" style:text-position="sub 58%" fo:font-size="11pt" fo:font-style="normal" fo:font-weight="normal" officeooo:rsid="02c6c44a" style:font-size-asian="9.60000038146973pt" style:font-style-asian="normal" style:font-weight-asian="normal" style:font-size-complex="11pt" style:font-style-complex="normal" style:font-weight-complex="normal"/>
    </style:style>
    <style:style style:name="T673" style:family="text">
      <style:text-properties style:text-line-through-style="none" style:text-line-through-type="none" style:text-position="sub 58%" fo:font-size="11pt" fo:font-style="normal" fo:font-weight="normal" officeooo:rsid="02cd9bdc" style:font-size-asian="9.60000038146973pt" style:font-style-asian="normal" style:font-weight-asian="normal" style:font-size-complex="11pt" style:font-style-complex="normal" style:font-weight-complex="normal"/>
    </style:style>
    <style:style style:name="T674"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75"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676" style:family="text">
      <style:text-properties officeooo:rsid="0124d764"/>
    </style:style>
    <style:style style:name="T677" style:family="text">
      <style:text-properties fo:font-weight="normal" style:font-weight-asian="normal" style:font-weight-complex="normal"/>
    </style:style>
    <style:style style:name="T678" style:family="text">
      <style:text-properties fo:font-weight="normal" officeooo:rsid="00595f0e" style:font-weight-asian="normal" style:font-weight-complex="normal"/>
    </style:style>
    <style:style style:name="T679" style:family="text">
      <style:text-properties officeooo:rsid="013e209b"/>
    </style:style>
    <style:style style:name="T680" style:family="text">
      <style:text-properties officeooo:rsid="013ee72e"/>
    </style:style>
    <style:style style:name="T681" style:family="text">
      <style:text-properties officeooo:rsid="01409f45"/>
    </style:style>
    <style:style style:name="T682" style:family="text">
      <style:text-properties officeooo:rsid="0140d547"/>
    </style:style>
    <style:style style:name="T683"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78">22/02/2021</text:span><text:span text:style-name="T64"><text:line-break/></text:span><text:span text:style-name="T677">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676">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651">80°C ma possono essere a condizioni diverse perché la conservazione dei vari microorganismi ha T diverse), </text:span><text:span text:style-name="T652">d</text:span><text:span text:style-name="T651">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652">Abbiamo a che fare con oggetti che esistono a P e T ambiente, tutto quello che può fare danno come trattamento con solvente o con temperature vanno pensati ad hoc. Verranno studiati caso per caso. <text:line-break/></text:span><text:span text:style-name="T653">Prodotti che impattano l’umano (food, farmaceutica, cosmesi ecc). Bisogna dunque giustificare la tracciabilità del sistema e garantire un controllo di qualità rigoroso, </text:span><text:span text:style-name="T654">non ci devono essere residui di produzione o residui di substrato.<text:line-break/>Nel caso dei processi biotecnologici bisogna fare il trattamento di tutto ciò che deriva dallo scarto come ricircolo.<text:line-break/><text:line-break/></text:span><text:span text:style-name="T655">Un bioprocesso o fermentazione (bioprocesso che tiene conto </text:span><text:span text:style-name="T656">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656">dell’organismo. Esistono sostanzialmente due fasi, atopofas</text:span><text:span text:style-name="T659">e</text:span><text:span text:style-name="T656"> (fase di crescita), idio-fase (fase stazionaria della biomassa) e bisogna cercare di massimizzare la produzione. </text:span><text:span text:style-name="T657">Alla fine il successo di un bioprocesso ci sarà soltanto quando tutte queste cose potranno essere messe assieme nel modo più efficiente che ci sia. <text:line-break/></text:span><text:span text:style-name="T658"><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660">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634">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661">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643">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635">costanza</text:span><text:span text:style-name="T161"> della composizione, nel caso degli scarti altrui avremo una </text:span><text:span text:style-name="T636">variabilità delle impurezze</text:span><text:span text:style-name="T161"> (se scarti di origine agricola come patate avranno ad esempio la buccia), un alt</text:span><text:span text:style-name="T162">r</text:span><text:span text:style-name="T161">o problema è il </text:span><text:span text:style-name="T636">contenuto elevato di acqua</text:span><text:span text:style-name="T172">,</text:span><text:span text:style-name="T636">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37">stagionale</text:span><text:span text:style-name="T173">, es barbabietole da zucchero solo in estate, potrebbe dunque essere molto </text:span><text:span text:style-name="T637">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621">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663">2</text:span><text:span text:style-name="T188"> + H</text:span><text:span text:style-name="T663">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622">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623">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624">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664">2</text:span><text:span text:style-name="T195">, B</text:span><text:span text:style-name="T664">6</text:span><text:span text:style-name="T195">, B</text:span><text:span text:style-name="T664">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639">batch</text:span><text:span text:style-name="T214"> (apro, metto il substrato, chiudo</text:span><text:span text:style-name="T215">), </text:span><text:span text:style-name="T638">fed-batch</text:span><text:span text:style-name="T215">, alimento il substrato poco a poco per cercare di seguire la curva di crescita oppure </text:span><text:span text:style-name="T638">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665">2</text:span><text:span text:style-name="T228"> e CO</text:span><text:span text:style-name="T665">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646">B</text:span><text:span text:style-name="T645">IOECONOMY</text:span><text:span text:style-name="T644"><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19">11/03/2021<text:line-break/>Classificazione delle cose viventi<text:line-break/>1) Procariote o eucariote<text:line-break/>2) livello <text:span text:style-name="T679">di organizzazione</text:span>: singola o multi cellula<text:line-break/>3) Tipo nutrizionale: <text:span text:style-name="T679">eterot</text:span><text:span text:style-name="T681">rof</text:span><text:span text:style-name="T679">ia e autotrofia<text:line-break/><text:line-break/></text:span><text:span text:style-name="T680">I procarioti sono cellule che non hanno il nucleo non separato dal resto della cellula, cosa che </text:span><text:span text:style-name="T683">invece</text:span><text:span text:style-name="T680"> avviene nei eucariot</text:span><text:span text:style-name="T683">i</text:span><text:span text:style-name="T680">; abbiamo diverse dimensioni, diverse ripartizioni all’interno della cellula. Gli eucarioti hanno molti organelli e questi sono separati dal resto della cellula. <text:line-break/></text:span><text:span text:style-name="T681">Organismi eterotrofi non sono in grado di utilizzare sostanze inorganiche ma hanno bisogno di sostanze organiche che derivino da altri organismi, gli autotrofi (piante) sono in grado di generare energia o molecole a par</text:span><text:span text:style-name="T682">t</text:span><text:span text:style-name="T681">ire da </text:span><text:span text:style-name="T682">(?).</text:span></text:p>
      <text:p text:style-name="P20"><text:span text:style-name="T625">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6"/>
      <text:p text:style-name="P17"><text:span text:style-name="T270">MICRORGANISMO<text:line-break/></text:span><text:span text:style-name="T271">Possono essere </text:span><text:span text:style-name="T640">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640">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641">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642">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626">metanogeni</text:span><text:span text:style-name="T282">, procarioti in grado di produrre metano, </text:span><text:span text:style-name="T626">alofile estremi</text:span><text:span text:style-name="T282">, procarioti in grado di vivere in concentrazione elevate di sale (le conc saline vengono utilizzate spesso per distruggere i batteri a fine processo</text:span><text:span text:style-name="T283">), </text:span><text:span text:style-name="T627">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628">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666">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8"><text:span text:style-name="T316">B</text:span><text:span text:style-name="T171">atteri lattici etero fermentativi, arrivano al processo di crescita e sviluppo attraverso una fermentazione che non produce solo acido lattico ma che per esempio produce CO</text:span><text:span text:style-name="T662">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629">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1"><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text:span><text:soft-page-break/><text:span text:style-name="T355">quello </text:span><text:span text:style-name="T356">oryzae</text:span><text:span text:style-name="T355"> utilizzato per la fermentazione del riso o della soia (portano alla produzione di salsa di soia, riso fermentato 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650">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3603843259" text:style-name="L1">
        <text:list-item>
          <text:p text:style-name="P22">Monosaccaridi</text:p>
        </text:list-item>
        <text:list-item>
          <text:p text:style-name="P22">Disaccaridi</text:p>
        </text:list-item>
        <text:list-item>
          <text:p text:style-name="P22">Oligosaccaridi</text:p>
        </text:list-item>
        <text:list-item>
          <text:p text:style-name="P22">Polisaccaridi</text:p>
        </text:list-item>
      </text:list>
      <text:p text:style-name="P12"><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text:span><text:soft-page-break/><text:span text:style-name="T373">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630">la funzione amminica e la funzione carbossilica devono stare sullo stesso lato del</text:span><text:span text:style-name="T631">lo stesso</text:span><text:span text:style-name="T630">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674">n</text:span><text:span text:style-name="T398"> con n=n° stereocentri.<text:line-break/><text:line-break/>Monosaccaridi: C</text:span><text:span text:style-name="T667">n</text:span><text:span text:style-name="T398">H</text:span><text:span text:style-name="T667">2n</text:span><text:span text:style-name="T398">O</text:span><text:span text:style-name="T667">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text:span><text:soft-page-break/><text:span text:style-name="T401">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632">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oft-page-break/><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4"><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text:span><text:soft-page-break/><text:span text:style-name="T428">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3"><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647">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oft-page-break/><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675">+</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 <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 </text:span><text:span text:style-name="T455">trasferiscono i loro elettroni ad una molecola organica.</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span><text:span text:style-name="T456">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span><text:span text:style-name="T452"><text:line-break/></text:span><text:span text:style-name="T460">GENERAZIONE ATP: </text:span><text:span text:style-name="T457">Step di produzione dell’energia legato alla produzione di ATP e avviene attraverso la reazione di fosforilazione del substrato. Un gruppo fosfato </text:span><text:span text:style-name="T458">d</text:span><text:span text:style-name="T459">a</text:span><text:span text:style-name="T458">ll’</text:span><text:span text:style-name="T459">AD</text:span><text:span text:style-name="T458">P </text:span><text:span text:style-name="T457">viene direttamente trasferito </text:span><text:span text:style-name="T458">a un substrato o viceversa un <text:s/>gruppo fosfato legato al substrato viene trasferito direttamente d</text:span><text:span text:style-name="T460">al</text:span><text:span text:style-name="T458">l'ADP che lo immagazzina, questo avviene opera di un enzima: ch</text:span><text:span text:style-name="T459">i</text:span><text:span text:style-name="T458">nasi. </text:span><text:span text:style-name="T461">Generazione ATP avviene tramite fosforilazione dell’</text:span><text:span text:style-name="T460">ADP presente nella cellula.<text:line-break/></text:span><text:soft-page-break/><text:span text:style-name="T453">All’interno della cellula la concentrazione <text:s/>delle varie </text:span><text:span text:style-name="T461">specie </text:span><text:span text:style-name="T453">ATP è regolata da una k dell’equilibrio, </text:span><text:span text:style-name="T461">questa</text:span><text:span text:style-name="T453"> deve essere mantenuta costante e </text:span><text:span text:style-name="T461">la costanza deriva da un bilanciamento e </text:span><text:span text:style-name="T453">quindi da un riarrangiamento delle singole specie. Mantenere costante un rapporto ci consente di regolare in modo più fine le singole concentrazioni.<text:line-break/></text:span><text:span text:style-name="T462">Manteniamo costante k → sistema si arrangia affinche lei rimanga in equilibrio.<text:line-break/></text:span><text:span text:style-name="T453"><text:line-break/></text:span><text:span text:style-name="T454">Chemiosmosi: </text:span><text:span text:style-name="T463">trasferimento di elettroni sempre piccoli, ATP sempre presente perché o viene rilasciato o immagazzinato e la catena di trasporto elettronico nel caso di batteri, procarioti, è fatto nella membrana citoplasmatica mentre nel caso degli eucarioti è fatto nei mitocondri.</text:span><text:span text:style-name="T454"><text:line-break/><text:line-break/>Come ottenere ATP: <text:line-break/></text:span><text:span text:style-name="T469">1)</text:span><text:span text:style-name="T454">degradazione dei lipidi, questi sono una forma di stoccaggio di glicerolo legato a tre acidi grassi. </text:span><text:span text:style-name="T464">Nel caso degli</text:span><text:span text:style-name="T454"> animali lipidi forma efficiente di stoccaggio, </text:span><text:span text:style-name="T465">nelle piante invece è meglio stoccarle in amidi e cellulose.<text:line-break/>Nel caso degli animali conviene stoccare in acidi grassi per un motivo:<text:line-break/></text:span><text:span text:style-name="T466">Lipidi non sono ossidati, l’amido lo è di più; </text:span><text:span text:style-name="T467">i lipidi si impacchettano e quindi abbiamo una cosa molto ridotta, ha un elevato potere riducente (possibilità di essere molto ossidato) → contenuto energetico lipidi molto grande.<text:line-break/>I lipidi non sono solubili in acqua perché sono molecole idrofobiche, quando si stoccano non portano molecole di acqua cosa che invece c’è nel caso di amido e cellulosa. Niente acqua → pesano di meno.<text:line-break/></text:span><text:span text:style-name="T468">Sono molecole estremamente ridotte.<text:line-break/>Noi abbiamo bisogno di una grande efficienza energetica.<text:line-break/></text:span><text:span text:style-name="T469">2) degradazione proteine ad amminoacidi e degradazione di amminoacidi ad acidi organici<text:line-break/>3) Catabolismo, degradazione dei carboidrati.<text:line-break/><text:line-break/></text:span><text:span text:style-name="T470">PROCESSI CATABOLICI messi in atto dai vari organismi che possono essere usati per recuperare energia.<text:line-break/>Esistono 4 vie diverse </text:span><text:span text:style-name="T471">degradative che i batteri/funghi/lieviti ecc possono mettere in atto per degradare i carboidrati per immagazzinare energia.<text:line-break/>1) EMP pathways: </text:span><text:span text:style-name="T472">una delle vie preferenziali, sostanzialmente è nota come </text:span><text:span text:style-name="T633">glicolisi</text:span><text:span text:style-name="T472">. Riduce glucosio (C6) a piruvato (C3), opera sia in condizioni aerobie che anaerobie, in funzione di quali sono le condizioni, della natura dell’organismo, il piruvato generato può essere ulteriormente degradato a CO</text:span><text:span text:style-name="T668">2 <text:s/></text:span><text:span text:style-name="T47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span><text:span text:style-name="T468"><text:line-break/></text:span><text:span text:style-name="T473">2) Pentosi fosfato: via alternativa, porta alla degradazione di zuccheri C6 a zuccheri più piccoli (C3, C5) e anche a zuccheri più grandi come C7. Via ch</text:span><text:span text:style-name="T474">e </text:span><text:span text:style-name="T473">può essere scelta da batteri o da </text:span><text:span text:style-name="T474">lieviti</text:span><text:span text:style-name="T473"> per portare apporto energetico </text:span><text:span text:style-name="T474">in forma nasfosfato.</text:span><text:span text:style-name="T473"><text:line-break/></text:span><text:span text:style-name="T474">3) Via scelta solo dai </text:span><text:span text:style-name="T475">P</text:span><text:span text:style-name="T474">seudomonas, </text:span><text:span text:style-name="T475">o da qualche fungo</text:span><text:span text:style-name="T474"> è in grado di degradare in via anaerobica il glucosio e porta</text:span><text:span text:style-name="T475">re </text:span><text:span text:style-name="T474">al gluconato </text:span><text:span text:style-name="T475">e acido gluconico.<text:line-break/>4) Messa in atto da batteri lattici, via della chetolasi che porta alla formazione di pentosi associati alla produzione di etanolo, acido lattico, acido acetico e </text:span><text:span text:style-name="T472">CO</text:span><text:span text:style-name="T668">2</text:span><text:span text:style-name="T472">. <text:line-break/><text:line-break/></text:span><text:span text:style-name="T475">GLICOLISI<text:line-break/>Implica l’ossidazione del glucosio fino ad arrivare all’acido piruvico attraverso una serie di passaggi enzima catalizzati.<text:line-break/></text:span><text:span text:style-name="T476">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text:span><text:span text:style-name="T477">specifi</text:span><text:span text:style-name="T478">ci</text:span><text:span text:style-name="T477"> </text:span><text:span text:style-name="T476">allosterici </text:span><text:span text:style-name="T478">(nel disegno asterisco indica enzimi allosterici e anche vie irreversibili).</text:span><text:span text:style-name="T476"><text:line-break/></text:span><text:span text:style-name="T478">Fo</text:span><text:span text:style-name="T477">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pan text:style-name="T479">Esistono vie alternative alla glicolisi, come quella dei pentosi, sono vie che alcuni organismi possono mettere in atto e che portano a prodotti diversi a quelli degli organismi che mettono in atto la glicolisi.<text:line-break/></text:span><text:soft-page-break/><text:span text:style-name="T479">La via dei pentosi opera insieme alla glicolisi e quindi può essere copresente, gli organismi che danno luogo alla produzione dei pentosi portano alla sintesi a eritrosio e fruttosio e altri zuccheri di interesse industriale.<text:line-break/></text:span><text:span text:style-name="T480">Dobbiamo cercare enzimi in grado di sovraintendere a queste trasformazioni, estrarli dalle cellule e utilizzarli come catalizzatori.<text:line-break/></text:span><text:span text:style-name="T481">Dobbiamo conoscere le vie metaboliche dell’organismo e le condizioni in modo da gestirle durante la reazione.<text:line-break/></text:span><text:span text:style-name="T482">Lo zimomonas può prendere una via diversa rispetto a quella della glicolisi, arriva al piruvato e può dare alla fermentazione alcolica.<text:line-break/>Per i lattobacilli abbiamo una via totalmente diversa, </text:span><text:span text:style-name="T483">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text:span><text:span text:style-name="T484">DOPO LA GLICOLISI<text:line-break/></text:span><text:span text:style-name="T485">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text:span><text:span text:style-name="T487">IL CICLO DI KREBS</text:span><text:span text:style-name="T486"><text:line-break/>L’obiettivo è la produzione di ATP <text:s/></text:span><text:span text:style-name="T488">coenzimi attraverso degradazione progressiva per andare a ripristinare l’</text:span><text:span text:style-name="T489">acetil</text:span><text:span text:style-name="T488"> CoA.<text:line-break/></text:span><text:span text:style-name="T489">Tutti gli acidi coinvolti sono di interesse industriale: citrico, succinico, malico, fumarico ecc…<text:line-break/></text:span><text:span text:style-name="T490">Se vogliamo accumulare acido citrico a scopo industriale abbiamo qualche problema legato al fatto che <text:s/><text:line-break/></text:span><text:span text:style-name="T491">Glicolisi strettamente connessa al ciclo di </text:span><text:span text:style-name="T496">K</text:span><text:span text:style-name="T491">rebs, il glucosio viene fosforilato progressivamente, arriviamo a piruvato con consumo e poi generazione di ATP, catalisi eserci</text:span><text:span text:style-name="T492">ta</text:span><text:span text:style-name="T491">ta dagli enzimi, </text:span><text:span text:style-name="T492">dal piruvato generiamo l’acetil coenzim</text:span><text:span text:style-name="T495">a </text:span><text:span text:style-name="T492">A il quale ci porterà al primo membro del ciclo di </text:span><text:span text:style-name="T495">K</text:span><text:span text:style-name="T492">rebs che è il citrato.<text:line-break/>L’ac</text:span><text:span text:style-name="T499">ido citrico </text:span><text:span text:style-name="T492">è </text:span><text:span text:style-name="T499">un </text:span><text:span text:style-name="T492">inibitore allosterico. </text:span><text:span text:style-name="T493">Se c’è tanto acido citrico, stiamo accumulando e non verrà degradato, il ciclo si ferma </text:span><text:span text:style-name="T494">perché c’è poco bisogno </text:span><text:span text:style-name="T495">(blocco quindi la produzione di ATP). Nel momento in cui ho bisogno di energia il ciclo riparte.<text:line-break/></text:span><text:span text:style-name="T496">L’acido citrico è un prodotto del metabolismo secondario (metabolismo primario, prodotti durante la fase di crescita, secondario, prodotti oltre alla fase di crescita per esempio nel plateau o nella fase discendente).<text:line-break/>Noi vogliamo produrlo e accumularlo, </text:span><text:span text:style-name="T497">il processo deve essere condotto a due stadi, con due cond operative diverse, nel prim</text:span><text:span text:style-name="T498">o stadio lascio che il citrato segua la natura mentre nel secondo stadio </text:span><text:span text:style-name="T499">devo convincere che l’organismo abbia bisogno di energia e quindi dell’acido critico, lo faccio </text:span><text:span text:style-name="T500">bloccando la reazione successiva perché citrato viene degradato </text:span><text:span text:style-name="T501">ma il problema è che l’acido citrico si accumula e il processo di glicolisi si inibisce. Devo convincere che l’organismo che l’acido citrico non è stato accumulato </text:span><text:span text:style-name="T502">e</text:span><text:span text:style-name="T501"> allo stesso tempo devo chiudere il ciclo.<text:line-break/>Lo faccio semplicemente modificando lo substrato in modo che vado ad inibire l’enzima e accumulo. Se faccio solo questo, avendo chiuso il ciclo di Krebs, il microorganismo muore → modificando il substrato consento all’organismo di consumare un po’ di citrato dopodiché l’organismo è in grado di prendere una via metabolica alternativa e chiude il ciclo per un pezzetto più piccolo, in questo modo sopravvive.<text:line-break/></text:span><text:span text:style-name="T503">La produzione dell’ATP in sé non è tanto, da ogni molecola di NADH si generano 30 molecole di ATP mentre dal FADH 2.<text:line-break/><text:line-break/></text:span><text:span text:style-name="T504">RESPIRAZIONE ANAEROBICA<text:line-break/>I redox dei nitrati è 0,42 mentre O</text:span><text:span text:style-name="T669">2</text:span><text:span text:style-name="T504"> è 0,82 → ATP preferibile con ossigeno<text:line-break/>Analogamente solfati e carbonati<text:line-break/><text:line-break/></text:span><text:span text:style-name="T505">FOTOSINTESI<text:line-break/><text:line-break/></text:span><text:span text:style-name="T506">27/03/2021<text:line-break/><text:line-break/></text:span><text:span text:style-name="T507">Proteine viste come pacchetto </text:span><text:span text:style-name="T510">di amminoacidi</text:span><text:span text:style-name="T507">, alcuni amminoacidi sappiamo sintetizzarli mentre altri no (questi definiti amminoacidi essenziali, vanno assunti con la dieta). </text:span><text:span text:style-name="T508">Gli amminoacidi possono essere dei buoni materiali di partenza come per esempio per i farmaci. <text:line-break/></text:span><text:span text:style-name="T509">Leggi e impara glossario (lei dato per scontato ma ha detto di farlo)<text:line-break/><text:line-break/></text:span><text:soft-page-break/><text:span text:style-name="T509">Acido nucleico: </text:span><text:span text:style-name="T510">costituiscono il nostro patrimonio genetico che è proprio l’informazione base </text:span><text:span text:style-name="T511">che consente la sintesi delle proteine che ci caratterizzano.<text:line-break/>Gli acidi nucleici si suddividono in due tipi: ribonucleici, come il RNA, oppure desossiribonucleici come il DNA.<text:line-break/></text:span><text:span text:style-name="T512">Sono i monomeri caratteristici del DNA e del RNA.<text:line-break/></text:span><text:span text:style-name="T513">Il DNA è costitui</text:span><text:span text:style-name="T514">t</text:span><text:span text:style-name="T513">o da due filamenti, due polimeri costituiti da base azotate accoppiate tra di loro (DNA accoppiamento: guanina citosina, adenina timina; </text:span><text:span text:style-name="T514">RNA: guanina citosina e adenina uracile).</text:span><text:span text:style-name="T513"> </text:span><text:span text:style-name="T514">L’accoppiamento è rigido e caratteristico perché deriva da un legame che si genera dovuto al fatto che esiste una tautomeria cheto-enolica (equilibrio in cui sono interessati</text:span><text:span text:style-name="T509"><text:line-break/></text:span><text:span text:style-name="T515">un aldeide/chetone diventa enolo tramite spostamento del gruppo ossidrile</text:span><text:span text:style-name="T516">),</text:span><text:span text:style-name="T515"> a </text:span><text:span text:style-name="T516">s</text:span><text:span text:style-name="T515">econda della </text:span><text:span text:style-name="T516">conformazione</text:span><text:span text:style-name="T515"> del </text:span><text:span text:style-name="T516">tautomero il legame </text:span><text:span text:style-name="T518">è possibile oppure no</text:span><text:span text:style-name="T516">, </text:span><text:span text:style-name="T517">accoppiamento </text:span><text:span text:style-name="T518">proofreading</text:span><text:span text:style-name="T517"> cioè possono accoppiarsi soltanto i tautomeri che hanno la conformazione </text:span><text:span text:style-name="T519">corretta</text:span><text:span text:style-name="T517"> e quindi non è possibile avere accoppiamenti diversi → accoppiamenti rigidi.</text:span><text:span text:style-name="T506"><text:line-break/></text:span><text:span text:style-name="T518">L’insieme base azotata + zucchero costituisce nucleo</text:span><text:span text:style-name="T519">s</text:span><text:span text:style-name="T518">ide, </text:span><text:span text:style-name="T519">questo </text:span><text:span text:style-name="T518">vien fosfor</text:span><text:span text:style-name="T519">il</text:span><text:span text:style-name="T518">ato e questo porta </text:span><text:span text:style-name="T519">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ext:span><text:span text:style-name="T520">tra le varie specie </text:span><text:span text:style-name="T519">con differenze non particolarmente elevate. </text:span><text:span text:style-name="T520">Le due catene antiparallele e l’accoppiamento tra di loro costituisce struttura primaria, è la sequenza e ripetizione delle basi presenti nelle due catene che portano alla struttura primaria del DNA, che costituisce poi l’informazione genetica. </text:span><text:span text:style-name="T521">La struttura primaria si arrotola nella struttura secondaria ad alpha-elica, struttura conformazionale più presenti nelle molecole biologiche. </text:span><text:span text:style-name="T522">L’arrotolamento in questa struttura porta ad avere sulla parte esterna gli zuccheri e le posizioni fosforilate mentre all’interno sono mantenute le basi (con il loro accoppiamento) → modo per proteggere l’informazione più importante ossia il patrimonio genetico.<text:line-break/></text:span><text:span text:style-name="T523">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text:span><text:span text:style-name="T524">di</text:span><text:span text:style-name="T523"> </text:span><text:span text:style-name="T524">al</text:span><text:span text:style-name="T523">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text:span><text:span text:style-name="T524">e</text:span><text:span text:style-name="T523"> replicata pezzetto per pezzetto non alloggiando le basi per continuità ma costruendo piccoli frammenti che poi vengono legati assieme </text:span><text:span text:style-name="T524">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text:span><text:span text:style-name="T525">La reazione esoergonica che viene associata è l</text:span><text:span text:style-name="T526">a</text:span><text:span text:style-name="T525"> fosforilazione con liberazione di un fosfato, le cellule operano attraverso energie liberi (additive in presenza di reazioni con intermediario), in questo caso l’intermediario è il gruppo fosfato che viene dall’ATP. <text:line-break/></text:span></text:p>
      <text:p text:style-name="P21"><text:span text:style-name="T648">SINTESI PROTEICA</text:span><text:span text:style-name="T519"><text:line-break/></text:span><text:span text:style-name="T526">Il DNA contiene le informazioni per la sintesi delle proteine. Le proteine sono costituite principalmente da 20 amminoacidi, siamo dunque in presenza di un codice di 20 lettere che parte da un codice a 4 lettere (i 4 nucleotidi).</text:span></text:p>
      <text:p text:style-name="P15"><text:span text:style-name="T171">Il problema deriva dalle possibili combinazioni, il codice di trasmissione a 20 lettere è un codice degenere.<text:line-break/></text:span><text:span text:style-name="T527">Alla fine siamo in presenza di 64 combinazioni, molto più <text:s/>abbondanti di quelle che sarebbero necessarie.<text:line-break/>Il RNA messaggero è tradotto in 3 codon cioè 3 nucleotidi, 3 basi corrispondono ad un codon e ogni codon corrispondono ad un amminoacido. La traslazione del </text:span><text:span text:style-name="T528">mRNA inizia sempre con un codon specifico, AUG cioè </text:span><text:span text:style-name="T529">la metionina,</text:span><text:span text:style-name="T528"> e la traslazione si ferma </text:span><text:span text:style-name="T529">da</text:span><text:span text:style-name="T528"> 3 </text:span><text:span text:style-name="T529">differenti</text:span><text:span text:style-name="T528"> possibilità (UAA, UAG, UGA) </text:span><text:span text:style-name="T529">che non hanno alcun significato.<text:line-break/></text:span><text:soft-page-break/><text:span text:style-name="T529">La traslazione inizia con una prima lettera (o U o C o A), una seconda (o U o C o A) ed una terza (o U o C o A) </text:span><text:span text:style-name="T530">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text:span><text:span text:style-name="T531">Gli enzimi sono caratteristici per ciascun amminoacil t-RNA, siamo in presenza di 20 amminoacil t-RNA caratteristici per ciascun amminoacido che andrà a costituire le proteine, per ciascuno di questi c’è un’enzima specifico → massima specificità </text:span><text:span text:style-name="T532">degli enzimi.<text:line-break/>L’amminoacido deve contenere un gruppo fosfato nella molecola.<text:line-break/>Ciascuno di questi è sintetizzato da uno specifico enzima, gli enzimi che sintetizzano gli am</text:span><text:span text:style-name="T533">m</text:span><text:span text:style-name="T532">inoacil t-RNA sono proofreading cioè sono in grado di riconoscere i legami e idrolizzare eventuali legami formati nel momento in cui l’amminoacido caricato dal transfer non è quello corretto. </text:span><text:span text:style-name="T533">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text:span><text:span text:style-name="T534">l’</text:span><text:span text:style-name="T533">interazione tra transfer e amminoacido e viene rilasciato l’ultimo gruppo fosfato, a questo punto l’amminoacido è caricato sul transfer che poi esce e viene rilasciato dall’enzima, viene portato ai ribosomi.<text:line-break/>La trascrizione avviene nelle unità ribosomial</text:span><text:span text:style-name="T534">i</text:span><text:span text:style-name="T533"> che sovraintendono la sintesi delle proteine, v</text:span><text:span text:style-name="T534">iene</text:span><text:span text:style-name="T533"> portat</text:span><text:span text:style-name="T534">o </text:span><text:span text:style-name="T533">l’amminoacido </text:span><text:span text:style-name="T534">iniziale</text:span><text:span text:style-name="T533">, viene </text:span><text:span text:style-name="T534">poi </text:span><text:span text:style-name="T533">portato </text:span><text:span text:style-name="T534">un</text:span><text:span text:style-name="T533"> ribosoma in grado di leggere la tripletta successiva e quindi alloggiare il transfer corretto. </text:span><text:span text:style-name="T534">Avviene la formazione del legame peptidico tra i due amminoacidi con rilascio del transfer che poi torna nel riciclo.<text:line-break/>Questo avviene per un po’ di volte fino a quando non interviene il codon di stop.<text:line-break/></text:span><text:span text:style-name="T535">(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text:span><text:span text:style-name="T536">fanno così un processo di finitura. </text:span><text:span text:style-name="T537">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670">2</text:span><text:span text:style-name="T537">) dopodiché è presente un H e una catena laterale.<text:line-break/>Perché si possa definire una molecola amminoacido la funzione acida e quella amminica devono essere portate dallo stesso <text:s/>carbonio. </text:span><text:span text:style-name="T538">La catena laterale è ciò che differenzia i singoli amminoacidi.</text:span></text:p>
      <text:p text:style-name="P23"><text:span text:style-name="T539">Il fatto di essere nella condizione di portare su di sé sia il gruppo amminico che quello carbossilico consente all’amminoacido la possibilità di delocalizzare la carica in questo modo, l’amminoacido si presenta in forma carica.<text:line-break/></text:span><text:span text:style-name="T542">Il pu</text:span><text:span text:style-name="T540">nto isoelettrico </text:span><text:span text:style-name="T542">è il </text:span><text:span text:style-name="T540">valore di pH in cui amminoacido è neutro;</text:span><text:span text:style-name="T541"> la molecola può essere sia acid</text:span><text:span text:style-name="T542">a</text:span><text:span text:style-name="T541"> che bas</text:span><text:span text:style-name="T542">ica</text:span><text:span text:style-name="T541"> in funzione del pH.</text:span><text:span text:style-name="T535"> </text:span><text:span text:style-name="T542">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text:span><text:span text:style-name="T543">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pan text:style-name="T544">FORMAZIONE LEGAME PEPTIDICO<text:line-break/></text:span><text:soft-page-break/><text:span text:style-name="T544">La polimerizzazione avviene tra un gruppo COOH di un amminoacido e un gruppo NH</text:span><text:span text:style-name="T671">2</text:span><text:span text:style-name="T544">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pan text:style-name="T545">Al di fuori del piano attaccate si trovano i residui R, cioè le catene laterale tipiche di ogni amminoacido. <text:line-break/></text:span><text:span text:style-name="T546">Struttura rigida in cui non è possibile rotazione. </text:span><text:span text:style-name="T547">l legame peptidico </text:span><text:span text:style-name="T548">e</text:span><text:span text:style-name="T547">ssendo </text:span><text:span text:style-name="T548">un </text:span><text:span text:style-name="T547">legame planare e potendo fare risonanza </text:span><text:span text:style-name="T548">ha</text:span><text:span text:style-name="T547"> carattere quasi di doppio legame e quind</text:span><text:span text:style-name="T548">i</text:span><text:span text:style-name="T547"> non </text:span><text:span text:style-name="T548">può</text:span><text:span text:style-name="T547"> portare ad alcun tipo di movimento, stabilisce la posizione dell</text:span><text:span text:style-name="T548">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text:span><text:span text:style-name="T549">o arrotolarsi</text:span><text:span text:style-name="T548"> ad esempio.<text:line-break/></text:span><text:span text:style-name="T549">Una volta che avvengono queste interazioni, che sono univoche in quanto la posizione delle catene è stabilita, abbiamo la formazione della struttura secondaria. Nel caso di enzimi possiamo addirittura avere strutture quaternarie.<text:line-break/><text:line-break/></text:span><text:span text:style-name="T550">Le cellule operano per energia libera, le cellule sono isoterme. Hanno bisogno di formare legami utilizzando energie libere, per poter utilizzarle devono trovare il modo di generare un intermedio comune. <text:line-break/></text:span><text:span text:style-name="T551">Nel caso di una reazione chimica sequenziale si può <text:s/>c</text:span><text:span text:style-name="T552">alcolare sommando i DeltaG se c’è intermediario.<text:line-break/>Nel caso delle cellule l’intermedio comune è costituito principalmente dal fosfato.</text:span><text:span text:style-name="T550"><text:line-break/></text:span><text:span text:style-name="T553">Sito </text:span><text:span text:style-name="T555">della molecola che deve reagire</text:span><text:span text:style-name="T553"> e </text:span><text:span text:style-name="T555">il</text:span><text:span text:style-name="T553"> sito </text:span><text:span text:style-name="T555">su cui deve essere alloggiato il fosfato</text:span><text:span text:style-name="T553"> devono essere vicini e orientati, a questo punto uno dei fosfati reagisce formando <text:s/></text:span><text:span text:style-name="T556">una</text:span><text:span text:style-name="T553"> </text:span><text:span text:style-name="T554">molecola, </text:span><text:span text:style-name="T556">l’intermedio comune; una volta che questa molecola si è formata </text:span><text:span text:style-name="T554">cambia la conformazione </text:span><text:span text:style-name="T556">e cambiano i reagenti</text:span><text:span text:style-name="T554">, </text:span><text:span text:style-name="T556">nel frattempo arriva l’altro reagente che</text:span><text:span text:style-name="T554"> reagisce con il gruppo liberando fosfato. <text:line-break/></text:span><text:span text:style-name="T557">Normalmente l’ATP nelle cellule è spesso salificata con il magnesio.<text:line-break/><text:line-break/></text:span><text:span text:style-name="T558">La struttura delle proteine è determinata dalla sequenza degli aminoacidi, queste a causa delle interazioni delle catene laterali hanno <text:s/>una conformazione ben definita.<text:line-break/></text:span><text:span text:style-name="T559">Le proteine si possono associare in strutture secondarie e terziare </text:span><text:span text:style-name="T560">(talvolta anche quaternaria)</text:span><text:span text:style-name="T559"><text:line-break/>Quella secondaria è di due tipi: alpha-elica e beta-sheet o foglietto beta; la struttura finale raggiunta dalla proteina a segu</text:span><text:span text:style-name="T560">it</text:span><text:span text:style-name="T559">o di questo riarrangiamento porta ad avere forme diverse che comportano anche proprietà diverse.<text:line-break/>Alpha-elica → riarrangiamento a spirale, tipico delle proteine fibrose (capelli, corne)<text:line-break/></text:span><text:span text:style-name="T560">Foglietto </text:span><text:span text:style-name="T559">beta → si formano dei nastri che poi a loro volta si arrangiano in forma di proteina globulare, in pratica si formano due strutture rigide che vengono associate a loro e interagiscono in forma parallela o antiparallela.<text:line-break/></text:span><text:span text:style-name="T560">La funzionalità della proteina dipende dalla conformazionale delle proteine stesse. <text:line-break/></text:span><text:span text:style-name="T561">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562">A partire da sequenze primarie simili si ottengono sequenze 3D simili, queste proteine appartengono alla stessa famiglia; esse sovraintendono a necessità cellulari simili, ma attraverso meccanismi diversi.<text:line-break/></text:span><text:span text:style-name="T563">Le proteine possono associarsi e dar luogo a strutture diverse in modo diverso, nel caso delle actine (proteine dentro fibre muscolari o citoscheletro) sono risultato di arrangiamento di attine a loro volta arrotolate su se stesse in forma di alpha-elica. </text:span><text:span text:style-name="T564">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text:span><text:span text:style-name="T565">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 costituito da 4 sub-unità uguali 2 a 2 con caratteristiche un pochino diverse. Struttura molto complessa generata con lo scopo di avere un sito molto piccolo ma molto specifico e molto rigido tale per cui </text:span><text:soft-page-break/><text:span text:style-name="T565">piccole variazioni sul sito portano a modificazioni conformazionali a lungo raggio. Le 4 sub-unità dell’emoglobina danno luogo a questo riarrangiamento spaziale con l’obiettivo di generare un sito centrale, costituto da ioni ferro e in cui ho </text:span><text:span text:style-name="T566">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text:span><text:span text:style-name="T567">a tensione</text:span><text:span text:style-name="T566"> molecolare che risente tutta la st</text:span><text:span text:style-name="T567">r</text:span><text:span text:style-name="T566">u</text:span><text:span text:style-name="T567">t</text:span><text:span text:style-name="T566">tu</text:span><text:span text:style-name="T567">r</text:span><text:span text:style-name="T566">a, rilascio CO2 e si può <text:s/>rifare legame tra ferro e ossigeno. <text:line-break/></text:span><text:span text:style-name="T568">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text:span><text:span text:style-name="T569">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span><text:span text:style-name="T570"><text:line-break/>Quando il pacchetto amminoacidico necessario alle cellule è raggiunto ci troviamo con un eccesso di proteine, introdotte con la dieta. Le proteine in eccesso non vengono eliminate ma vengono conservate </text:span><text:span text:style-name="T571">come fonte di amminoacidi.</text:span><text:span text:style-name="T570"><text:line-break/>Le proteine innanzitutto vengono d</text:span><text:span text:style-name="T571">eamminate cioè viene rimosso il gruppo NH</text:span><text:span text:style-name="T672">2</text:span><text:span text:style-name="T571">, in modo che si torni a catene contenenti essenzialmente C, dopodiché queste vengono utilizzate dalle cellule in modo diverso per esempio possono essere convertite in glucosio. </text:span><text:span text:style-name="T572">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649">LIPIDI</text:span><text:span text:style-name="T573"><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text:span><text:span text:style-name="T574">a</text:span><text:span text:style-name="T573">re struttura consente alla membrana di avere una doppia caratteristica: possibilità di interagire con ambiente acquoso principalmente verso l’esterno o interno e fare anche da barriera </text:span><text:span text:style-name="T574">tra l’interno e l’esterno. Avere una parte di lipidi fa sì che la quantità d’acqua entri in modo determinato.<text:line-break/></text:span><text:span text:style-name="T575">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text:span><text:span text:style-name="T576">Gli acidi grassi naturali possono essere solidi </text:span><text:span text:style-name="T577">o liquidi, hanno caratteristiche comuni: sono lineari, numero pari di C, non sono ramificati e hanno sempre un doppio legame di tipo CIS (gli insaturi, i saturi non hanno doppi legami). Il fatto di essere solidi o liquidi dipende dall'impacchettamento delle </text:span><text:span text:style-name="T578">molecole.<text:line-break/>Identificati con: primo numero mi dice n° di atomi di C: secondo numero dice n° doppi legami e il delta corrisponde </text:span><text:soft-page-break/><text:span text:style-name="T578">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text:span><text:span text:style-name="T579">hanno stesso risultato di una combustione di un combustibile fossile → acqua, CO</text:span><text:span text:style-name="T673">2</text:span><text:span text:style-name="T579"> e tanta energia liberata.<text:line-break/>La maggior parte dei lipidi presenti nella nostra dieta sono i triacilgliceroli </text:span><text:span text:style-name="T580">(detti anche trigliceridi) e rappresentano una fonte energetica molto grande, sono degradanti dagli acidi della bile.<text:line-break/>Gli acidi grassi possono avere gradi di impacchettamento maggiori o minori, quelli saturi possono dar luogo a un maggior effetto di pack</text:span><text:span text:style-name="T581">a</text:span><text:span text:style-name="T580">ging e possono raggiungere quasi una struttura cristallina, gli i</text:span><text:span text:style-name="T581">ns</text:span><text:span text:style-name="T580">aturi a causa della presenza del doppio legame danno luogo a un minor impacchet</text:span><text:span text:style-name="T581">t</text:span><text:span text:style-name="T580">amento.<text:line-break/></text:span><text:span text:style-name="T581">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pan text:style-name="T58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text:span><text:span text:style-name="T583">all’interno la parte idrofobica. La membrana è definita trilaminare, è uno stato a tre stati. <text:line-break/></text:span><text:span text:style-name="T584">I lipidi di membrana e i lipidi di stoccaggio sono simili ma con strutture diverse costituiti: membrana hanno sempre gruppo polare mentre stoccaggio no, entrambe possono essere costruite da tre parti, una che costituisce la parte </text:span><text:span text:style-name="T586">di base</text:span><text:span text:style-name="T584"> fatta da glicerolo o sfingosina, una parte costituita dalle catene alchiliche e poi solo nei lipi</text:span><text:span text:style-name="T586">di</text:span><text:span text:style-name="T584"> di membrana abbiamo i gruppi polari, principalmente gruppi di fosfato.<text:line-break/>In tutti questi casi la testa </text:span><text:span text:style-name="T585">è sempre data dal gruppo.<text:line-break/></text:span><text:span text:style-name="T586">Un’altra funzione dei lipidi è quella dei messaggeri, come gli ormoni, possono andare da un tessuto all’altro portando informazioni che poi scatenano risposte derivanti da segnali extracellulari. Hanno obbiettivo riconoscimento e risposta a sollecitazioni esterne. </text:span><text:span text:style-name="T587">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 lipidi presenti nelle membrane degli eucarioti, sono costituiti da un nucleo molto rigido in cui sono fusi diversi anelli a cui è poi legata una catena che poi è la catena che recepisce le informazioni esterne.<text:line-break/>D</text:span><text:span text:style-name="T588">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text:span><text:span text:style-name="T589">e</text:span><text:span text:style-name="T588"> quest’ultima ha due effetti: visione e protezione delle cellule epitiali. <text:line-break/>Da una parte dà un segnale che riguarda la visione e dall’altra parte protegge cellule della pelle.<text:line-break/></text:span><text:span text:style-name="T589">Il beta carotene quando viene assunto viene rotto, le due parti del beta carotene danno luogo a due molecole → il retinolo che tramite ossidazione viene trasfo</text:span><text:span text:style-name="T590">r</text:span><text:span text:style-name="T589">mato </text:span><text:span text:style-name="T591">in cis-retinale cioè il</text:span><text:span text:style-name="T589"> pigmento della visione, può interagire con la luce si trasforma </text:span><text:span text:style-name="T591">in trans-retinale</text:span><text:span text:style-name="T589"> e da luogo al segnale neuronale al cervello, se questa molecola viene ulteriormente ossidata </text:span><text:span text:style-name="T592">può <text:s/>essere trasformato in</text:span><text:span text:style-name="T589"> acido retinoico il quale invece </text:span><text:span text:style-name="T592">dà luogo al segnale ormonale che scatena la formazione di melanina nelle cellule epiteliali.<text:line-break/></text:span><text:span text:style-name="T593">La struttura delle membrane cellulari è chiamata struttura a mosaico fluido perché i fosfolipi</text:span><text:span text:style-name="T594">di</text:span><text:span text:style-name="T593">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text:span><text:span text:style-name="T595">I </text:span><text:span text:style-name="T593">due strati hanno caratteristiche specifiche, è diversa la composizione proteica dello strato esterno rispetto allo strato interno.<text:line-break/></text:span><text:span text:style-name="T595">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pan text:style-name="T593"><text:line-break/></text:span><text:soft-page-break/><text:span text:style-name="T596">30/03/2021<text:line-break/></text:span><text:span text:style-name="T597">Membrane cellulare costituite da due strati fosfolipidi con le catene idrofobiche affacciate tra di loro.</text:span><text:span text:style-name="T593"><text:line-break/></text:span><text:span text:style-name="T598">Parte idrofobica fa da barriera. </text:span><text:span text:style-name="T599">La membrana fa sì che <text:s/>il trasporto debba essere in qualche modo mediato, </text:span><text:span text:style-name="T600">sistema efficiente. La membrana non è costituita solo da fosfolipidi ma anche da proteine di membrana che sono molteplici e diversi. </text:span><text:span text:style-name="T601">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text:span><text:span text:style-name="T602">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text:span><text:span text:style-name="T603">La membrana ha il doppio strato lipidico e ha un modello a mosaico fluido, sostanzialmente c’è possibilità di movimento da parte dei fosfolipidi e da parte delle molecole in esso alloggiate di movimento laterale senza alcuna limitazione →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text:span><text:span text:style-name="T604">Ci sono fosfolipidi di composizione diversa verso l’interno rispetto ai fosfolipidi proiettati verso l’esterno.<text:line-break/></text:span><text:span text:style-name="T605">Proteine di membrana legati ai lipidi</text:span><text:span text:style-name="T604">, </text:span><text:span text:style-name="T605">la membrana ha bisogno di una grande complessità per esercire le funzioni di trasporto e comunicazioni con l’esterno.<text:line-break/></text:span><text:span text:style-name="T609">Es: </text:span><text:span text:style-name="T605">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text:span><text:span text:style-name="T606">r</text:span><text:span text:style-name="T605"> le catene.<text:line-break/>Esiste poi uno stato intermedio che è quello che regolarmente assume il doppio strato lipidico </text:span><text:span text:style-name="T606">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text:span><text:span text:style-name="T607">s</text:span><text:span text:style-name="T606">terna </text:span><text:span text:style-name="T607">a</text:span><text:span text:style-name="T606">lla parte interna. Movimento accop</text:span><text:span text:style-name="T607">pi</text:span><text:span text:style-name="T606">ato da un apporto energetico e quindi accoppiato dalla presenza di ATP e quindi rilascio e poi recupero di fosfato. </text:span><text:span text:style-name="T608">Questo tipo di movimento non è importante in sé a priori ma questo movimento è spesso associato ai trasportatori, il fosfolipide insieme alle proteine di membrana fa da trasporter alle cellule che sono all’interno. <text:line-break/></text:span><text:span text:style-name="T609">Es. </text:span><text:span text:style-name="T610">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text:span><text:span text:style-name="T611">N-CAM con i suoi gruppi S-H fa parte degli anticorpi.<text:line-break/></text:span><text:span text:style-name="T612">Proteine dipendono anche dal luogo in cui si trovano, epiteliali, muscolari ecc…<text:line-break/>Membrana ha obiettivo separazione e protezione, deve essere permeabile, le cellule hanno bisogno di acquisire nutrimento dalla parte esterna per le reazioni di bio-sintesi.<text:line-break/></text:span><text:span text:style-name="T613">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 problema per molecole non cariche e ancora maggiore per problema cariche (va forzato l’ingresso </text:span><text:soft-page-break/><text:span text:style-name="T613">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text:span><text:span text:style-name="T614">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text:span><text:span text:style-name="T615">i reattivi devono essere trasportati all’’interno degli organelli e poi deve essere espulsa la sostanza prodotta oppure dagli organelli devono essere espulse le sostanze di scarso. <text:line-break/></text:span><text:span text:style-name="T616">Il trasporto potrebbe essere modellato attraverso una membrana permeabile andando ad equ</text:span><text:span text:style-name="T617">ili</text:span><text:span text:style-name="T616">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text:span><text:span text:style-name="T617">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text:span><text:span text:style-name="T618">Il trasporto quindi dipende dalla tipologia di molecola che deve essere trasportata. È un meccanismo di protezione → il raggiungimento dell’equilibrio porterebbe a morte cellulare. Cambiano in funzione delle necessità cellulari, in alcuni casi servirà per esempio maggior glucosio e quindi la cellula dovrà governare il trasporto del glucosio ad hoc.<text:line-break/></text:span><text:span text:style-name="T619">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4"><text:span text:style-name="T619">Ci sono comunque tante tipologie diverse: diffusione semplice con composti non polari per gradiente di conc, esiste poi una diffusione facilitata che avviene per gradiente di </text:span><text:span text:style-name="T620">concentrazione</text:span><text:span text:style-name="T619"> elettrochimica, trasporto attivo primario (trasporto attivo è sempre mediato e catalizzato da un’enzima </text:span><text:span text:style-name="T620">e</text:span><text:span text:style-name="T619"> richiede l’intervento di energia) </text:span><text:span text:style-name="T620">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45:48</text:span><text:span text:style-name="T618"><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2</meta:editing-cycles>
    <meta:creation-date>2021-02-22T11:22:00</meta:creation-date>
    <dc:date>2021-03-30T18:06:51.888000000</dc:date>
    <meta:editing-duration>PT4H17M20S</meta:editing-duration>
    <meta:generator>LibreOffice/7.1.0.3$Windows_x86 LibreOffice_project/f6099ecf3d29644b5008cc8f48f42f4a40986e4c</meta:generator>
    <meta:document-statistic meta:table-count="0" meta:image-count="0" meta:object-count="0" meta:page-count="30" meta:paragraph-count="30" meta:word-count="20532" meta:character-count="136337" meta:non-whitespace-character-count="115533"/>
    <meta:user-defined meta:name="AppVersion">16.0000</meta:user-defined>
    <meta:template xlink:type="simple" xlink:actuate="onRequest" xlink:title="Normal.dotm" xlink:href=""/>
  </office:meta>
</office:document-meta>
</file>